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1.228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08in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35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fo:min-height="0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fo:min-height="0.5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fo:min-height="0.675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fo:min-height="0.350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fo:min-height="0.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fo:min-height="0.812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false" fo:min-height="1.1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false" fo:min-height="0.7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false" fo:min-height="0.4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fo:min-height="0.46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fo:min-height="0.92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false" fo:min-height="1.351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fo:min-height="0.59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false" fo:min-height="0.6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false" fo:min-height="0.457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false" fo:min-height="0.8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fo:min-height="0.74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fo:min-height="0.66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fo:min-height="0.69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false" fo:min-height="0.6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false" fo:min-height="0.25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false" fo:min-height="0.42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false" fo:min-height="0.56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fo:min-height="0.8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false" fo:min-height="0.57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fo:min-height="0.55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false" fo:min-height="0.6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fo:min-height="0.613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false" fo:min-height="0.5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fo:min-height="1.12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false" fo:min-height="0.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fo:min-height="0.30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8" style:family="graphic">
      <style:graphic-properties draw:marker-start="Arrowheads_20_1" draw:marker-start-width="0.0787in" draw:marker-start-center="false" draw:fill="solid" draw:fill-color="#ffffc0" fo:min-height="0.40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9" style:family="graphic">
      <style:graphic-properties draw:marker-start="Arrowheads_20_1" draw:marker-start-width="0.0787in" draw:marker-start-center="false" draw:fill="solid" draw:fill-color="#ffffc0" fo:min-height="0.5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0" style:family="graphic">
      <style:graphic-properties draw:marker-start="Arrowheads_20_1" draw:marker-start-width="0.0787in" draw:marker-start-center="false" draw:fill="solid" draw:fill-color="#ffffc0" fo:min-height="0.550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1" style:family="graphic">
      <style:graphic-properties draw:marker-start="Arrowheads_20_1" draw:marker-start-width="0.0787in" draw:marker-start-center="false" draw:fill="solid" draw:fill-color="#ffffc0" fo:min-height="0.6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2" style:family="graphic">
      <style:graphic-properties draw:marker-start="Arrowheads_20_1" draw:marker-start-width="0.0787in" draw:marker-start-center="false" draw:fill="solid" draw:fill-color="#ffffc0" fo:min-height="0.5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3" style:family="graphic">
      <style:graphic-properties draw:marker-start="Arrowheads_20_1" draw:marker-start-width="0.0787in" draw:marker-start-center="false" draw:fill="solid" draw:fill-color="#ffffc0" fo:min-height="0.6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4" style:family="graphic">
      <style:graphic-properties draw:marker-start="Arrowheads_20_1" draw:marker-start-width="0.0787in" draw:marker-start-center="false" draw:fill="solid" draw:fill-color="#ffffc0" fo:min-height="0.720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5" style:family="graphic">
      <style:graphic-properties draw:marker-start="Arrowheads_20_1" draw:marker-start-width="0.0787in" draw:marker-start-center="false" draw:fill="solid" draw:fill-color="#ffffc0" fo:min-height="0.2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6" style:family="graphic">
      <style:graphic-properties draw:marker-start="Arrowheads_20_1" draw:marker-start-width="0.0787in" draw:marker-start-center="false" draw:fill="solid" draw:fill-color="#ffffc0" fo:min-height="0.4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7" style:family="graphic">
      <style:graphic-properties draw:marker-start="Arrowheads_20_1" draw:marker-start-width="0.0787in" draw:marker-start-center="false" draw:fill="solid" draw:fill-color="#ffffc0" fo:min-height="0.4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8" style:family="graphic">
      <style:graphic-properties draw:marker-start="Arrowheads_20_1" draw:marker-start-width="0.0787in" draw:marker-start-center="false" draw:fill="solid" draw:fill-color="#ffffc0" fo:min-height="0.3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9" style:family="graphic">
      <style:graphic-properties draw:marker-start="Arrowheads_20_1" draw:marker-start-width="0.0787in" draw:marker-start-center="false" draw:fill="solid" draw:fill-color="#ffffc0" fo:min-height="0.55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0" style:family="graphic">
      <style:graphic-properties draw:marker-start="Arrowheads_20_1" draw:marker-start-width="0.0787in" draw:marker-start-center="false" draw:fill="solid" draw:fill-color="#ffffc0" fo:min-height="0.895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1" style:family="graphic">
      <style:graphic-properties draw:marker-start="Arrowheads_20_1" draw:marker-start-width="0.0787in" draw:marker-start-center="false" draw:fill="solid" draw:fill-color="#ffffc0" fo:min-height="0.319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2" style:family="graphic">
      <style:graphic-properties draw:marker-start="Arrowheads_20_1" draw:marker-start-width="0.0787in" draw:marker-start-center="false" draw:fill="solid" draw:fill-color="#ffffc0" fo:min-height="0.3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3" style:family="graphic">
      <style:graphic-properties draw:marker-start="Arrowheads_20_1" draw:marker-start-width="0.0787in" draw:marker-start-center="false" draw:fill="solid" draw:fill-color="#ffffc0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4" style:family="graphic">
      <style:graphic-properties draw:marker-start="Arrowheads_20_1" draw:marker-start-width="0.0787in" draw:marker-start-center="false" draw:fill="solid" draw:fill-color="#ffffc0" draw:auto-grow-height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20556</text:p>
          </table:table-cell>
          <table:table-cell office:value-type="string">
            <text:p>Agu Aarna</text:p>
          </table:table-cell>
          <table:table-cell office:value-type="date" office:date-value="2007-05-21">
            <text:p>21.05.2007</text:p>
          </table:table-cell>
          <table:table-cell office:value-type="date" office:date-value="2007-05-13">
            <text:p>13.05.2007</text:p>
          </table:table-cell>
          <table:table-cell table:formula="oooc:=homework_totals" office:value-type="float" office:value="37.2083333333333">
            <text:p>37</text:p>
          </table:table-cell>
          <table:table-cell table:formula="oooc:=9+7+10+5+7" office:value-type="float" office:value="38">
            <text:p>38</text:p>
          </table:table-cell>
          <table:table-cell office:value-type="float" office:value="10">
            <office:annotation draw:style-name="gr1" draw:text-style-name="P2" svg:width="1.1413in" svg:height="0.2346in" svg:x="6.6024in" svg:y="0.0004in" draw:caption-point-x="-6.6024in" draw:caption-point-y="-0.000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2]+[.F2]+[.G2]" office:value-type="float" office:value="85.2083333333333">
            <text:p>8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30647</text:p>
          </table:table-cell>
          <table:table-cell office:value-type="string">
            <text:p>Igor Aleksejev</text:p>
          </table:table-cell>
          <table:table-cell office:value-type="date" office:date-value="2007-05-21">
            <text:p>21.05.2007</text:p>
          </table:table-cell>
          <table:table-cell office:value-type="date" office:date-value="2007-05-22">
            <text:p>22.05.2007</text:p>
          </table:table-cell>
          <table:table-cell table:formula="oooc:=homework_totals" office:value-type="float" office:value="26.125">
            <text:p>26</text:p>
          </table:table-cell>
          <table:table-cell table:formula="oooc:=6+5+8+7+7" office:value-type="float" office:value="33">
            <text:p>33</text:p>
          </table:table-cell>
          <table:table-cell/>
          <table:table-cell table:formula="oooc:=[.E3]+[.F3]+[.G3]" office:value-type="float" office:value="59.125">
            <text:p>59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060397</text:p>
          </table:table-cell>
          <table:table-cell office:value-type="string">
            <text:p>Margus Ernits</text:p>
          </table:table-cell>
          <table:table-cell office:value-type="date" office:date-value="2007-05-21">
            <text:p>21.05.2007</text:p>
          </table:table-cell>
          <table:table-cell office:value-type="date" office:date-value="2007-06-08">
            <text:p>08.06.2007</text:p>
          </table:table-cell>
          <table:table-cell table:formula="oooc:=homework_totals" office:value-type="float" office:value="0">
            <text:p>0</text:p>
          </table:table-cell>
          <table:table-cell table:formula="oooc:=10+5+7+9+6" office:value-type="float" office:value="37">
            <text:p>37</text:p>
          </table:table-cell>
          <table:table-cell/>
          <table:table-cell table:formula="oooc:=[.E4]+[.F4]+[.G4]" office:value-type="float" office:value="37">
            <text:p>37</text:p>
          </table:table-cell>
          <table:table-cell/>
        </table:table-row>
        <table:table-row table:style-name="ro2">
          <table:table-cell office:value-type="string">
            <text:p>020543</text:p>
          </table:table-cell>
          <table:table-cell office:value-type="string">
            <text:p>Vadim Ivanov</text:p>
          </table:table-cell>
          <table:table-cell office:value-type="date" office:date-value="2007-05-21">
            <text:p>21.05.2007</text:p>
          </table:table-cell>
          <table:table-cell office:value-type="date" office:date-value="2007-06-08">
            <text:p>08.06.2007</text:p>
          </table:table-cell>
          <table:table-cell table:formula="oooc:=homework_totals" office:value-type="float" office:value="35.625">
            <text:p>36</text:p>
          </table:table-cell>
          <table:table-cell table:formula="oooc:=4+5+6+5+4" office:value-type="float" office:value="24">
            <text:p>24</text:p>
          </table:table-cell>
          <table:table-cell/>
          <table:table-cell table:formula="oooc:=[.E5]+[.F5]+[.G5]" office:value-type="float" office:value="59.625">
            <text:p>6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960644</text:p>
          </table:table-cell>
          <table:table-cell office:value-type="string">
            <text:p>Lembit Jürimägi</text:p>
          </table:table-cell>
          <table:table-cell office:value-type="date" office:date-value="2007-06-02">
            <text:p>02.06.2007</text:p>
          </table:table-cell>
          <table:table-cell office:value-type="date" office:date-value="2007-06-06">
            <text:p>06.06.2007</text:p>
          </table:table-cell>
          <table:table-cell table:formula="oooc:=homework_totals" office:value-type="float" office:value="33">
            <text:p>33</text:p>
          </table:table-cell>
          <table:table-cell table:formula="oooc:=7+6+7+10+5" office:value-type="float" office:value="35">
            <text:p>35</text:p>
          </table:table-cell>
          <table:table-cell office:value-type="float" office:value="10">
            <office:annotation draw:style-name="gr1" draw:text-style-name="P2" svg:width="1.1413in" svg:height="0.2346in" svg:x="6.6024in" svg:y="0.4094in" draw:caption-point-x="-6.6024in" draw:caption-point-y="-0.409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6]+[.F6]+[.G6]" office:value-type="float" office:value="78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6</text:p>
          </table:table-cell>
          <table:table-cell office:value-type="string">
            <text:p>Martin Ken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27.7083333333333">
            <text:p>28</text:p>
          </table:table-cell>
          <table:table-cell table:formula="oooc:=10+9+9+7+5" office:value-type="float" office:value="40">
            <text:p>40</text:p>
          </table:table-cell>
          <table:table-cell office:value-type="float" office:value="5">
            <office:annotation draw:style-name="gr1" draw:text-style-name="P2" svg:width="1.1413in" svg:height="0.3902in" svg:x="6.6024in" svg:y="0.752in" draw:caption-point-x="-6.6024in" draw:caption-point-y="-0.752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8]+[.F8]+[.G8]" office:value-type="float" office:value="72.7083333333333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980947</text:p>
          </table:table-cell>
          <table:table-cell office:value-type="string">
            <text:p>Meelis Kerbo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a Kondratjeva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0</text:p>
          </table:table-cell>
          <table:table-cell office:value-type="string">
            <text:p>Sergei Kostin</text:p>
          </table:table-cell>
          <table:table-cell office:value-type="date" office:date-value="2007-05-28">
            <text:p>28.05.2007</text:p>
          </table:table-cell>
          <table:table-cell office:value-type="date" office:date-value="2007-05-29">
            <text:p>29.05.2007</text:p>
          </table:table-cell>
          <table:table-cell table:formula="oooc:=homework_totals" office:value-type="float" office:value="26.25">
            <text:p>26</text:p>
          </table:table-cell>
          <table:table-cell table:formula="oooc:=7+8+7+6+7" office:value-type="float" office:value="35">
            <text:p>35</text:p>
          </table:table-cell>
          <table:table-cell office:value-type="float" office:value="5">
            <office:annotation draw:style-name="gr1" draw:text-style-name="P2" svg:width="1.1413in" svg:height="0.3902in" svg:x="6.6024in" svg:y="1.2618in" draw:caption-point-x="-6.6024in" draw:caption-point-y="-1.2618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1]+[.F11]+[.G11]" office:value-type="float" office:value="66.25">
            <text:p>6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50209</text:p>
          </table:table-cell>
          <table:table-cell office:value-type="string">
            <text:p>Kaupo Laan</text:p>
          </table:table-cell>
          <table:table-cell office:value-type="date" office:date-value="2007-05-21">
            <text:p>21.05.2007</text:p>
          </table:table-cell>
          <table:table-cell office:value-type="date" office:date-value="2007-05-18">
            <text:p>18.05.2007</text:p>
          </table:table-cell>
          <table:table-cell table:formula="oooc:=homework_totals" office:value-type="float" office:value="22.5">
            <text:p>23</text:p>
          </table:table-cell>
          <table:table-cell table:formula="oooc:=7+6+3+6+5" office:value-type="float" office:value="27">
            <text:p>27</text:p>
          </table:table-cell>
          <table:table-cell/>
          <table:table-cell table:formula="oooc:=[.E12]+[.F12]+[.G12]" office:value-type="float" office:value="49.5">
            <text:p>5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10691</text:p>
          </table:table-cell>
          <table:table-cell office:value-type="string">
            <text:p>Ilja Lutov</text:p>
          </table:table-cell>
          <table:table-cell office:value-type="date" office:date-value="2007-05-21">
            <text:p>21.05.2007</text:p>
          </table:table-cell>
          <table:table-cell office:value-type="date" office:date-value="2007-05-24">
            <text:p>24.05.2007</text:p>
          </table:table-cell>
          <table:table-cell table:formula="oooc:=homework_totals" office:value-type="float" office:value="31.875">
            <text:p>32</text:p>
          </table:table-cell>
          <table:table-cell table:formula="oooc:=7+8+9+9+8" office:value-type="float" office:value="41">
            <text:p>41</text:p>
          </table:table-cell>
          <table:table-cell/>
          <table:table-cell table:formula="oooc:=[.E13]+[.F13]+[.G13]" office:value-type="float" office:value="72.875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30657</text:p>
          </table:table-cell>
          <table:table-cell office:value-type="string">
            <text:p>Karina Minakova</text:p>
          </table:table-cell>
          <table:table-cell office:value-type="date" office:date-value="2007-05-21">
            <text:p>21.05.2007</text:p>
          </table:table-cell>
          <table:table-cell office:value-type="date" office:date-value="2007-05-23">
            <text:p>23.05.2007</text:p>
          </table:table-cell>
          <table:table-cell table:formula="oooc:=homework_totals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ooc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55</text:p>
          </table:table-cell>
          <table:table-cell office:value-type="string">
            <text:p>Triin Nestor</text:p>
          </table:table-cell>
          <table:table-cell office:value-type="date" office:date-value="2007-06-02">
            <text:p>02.06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32.4583333333333">
            <text:p>32</text:p>
          </table:table-cell>
          <table:table-cell table:formula="oooc:=6+8+9+5+7" office:value-type="float" office:value="35">
            <text:p>35</text:p>
          </table:table-cell>
          <table:table-cell/>
          <table:table-cell table:formula="oooc:=[.E15]+[.F15]+[.G15]" office:value-type="float" office:value="67.4583333333333">
            <text:p>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30726</text:p>
          </table:table-cell>
          <table:table-cell office:value-type="string">
            <text:p>Deniss Nikiforov</text:p>
          </table:table-cell>
          <table:table-cell office:value-type="date" office:date-value="2007-06-03">
            <text:p>03.06.2007</text:p>
          </table:table-cell>
          <table:table-cell office:value-type="date" office:date-value="2007-06-09">
            <text:p>09.06.2007</text:p>
          </table:table-cell>
          <table:table-cell table:formula="oooc:=homework_totals" office:value-type="float" office:value="0">
            <text:p>0</text:p>
          </table:table-cell>
          <table:table-cell table:formula="oooc:=8+10+7+6+9" office:value-type="float" office:value="40">
            <text:p>40</text:p>
          </table:table-cell>
          <table:table-cell/>
          <table:table-cell table:formula="oooc:=[.E16]+[.F16]+[.G16]" office:value-type="float" office:value="40">
            <text:p>40</text:p>
          </table:table-cell>
          <table:table-cell/>
        </table:table-row>
        <table:table-row table:style-name="ro2">
          <table:table-cell office:value-type="string">
            <text:p>060401</text:p>
          </table:table-cell>
          <table:table-cell office:value-type="string">
            <text:p>Astrid Pärn</text:p>
          </table:table-cell>
          <table:table-cell office:value-type="date" office:date-value="2007-05-21">
            <text:p>21.05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0">
            <text:p>0</text:p>
          </table:table-cell>
          <table:table-cell table:formula="oooc:=7+10+8+5+8" office:value-type="float" office:value="38">
            <text:p>38</text:p>
          </table:table-cell>
          <table:table-cell office:value-type="float" office:value="5">
            <office:annotation draw:style-name="gr2" draw:text-style-name="P2" svg:width="1.7587in" svg:height="0.4311in" svg:x="6.6024in" svg:y="2.2512in" draw:caption-point-x="-6.6024in" draw:caption-point-y="-2.2512in">
              <dc:date>2007-06-07T00:00:00</dc:date>
              <text:p text:style-name="P1"><text:span text:style-name="T1">Hibernate usage in homework</text:span></text:p>
            </office:annotation>
            <text:p>5</text:p>
          </table:table-cell>
          <table:table-cell table:formula="oooc:=[.E17]+[.F17]+[.G17]" office:value-type="float" office:value="43">
            <text:p>43</text:p>
          </table:table-cell>
          <table:table-cell/>
        </table:table-row>
        <table:table-row table:style-name="ro2">
          <table:table-cell office:value-type="string">
            <text:p>020632</text:p>
          </table:table-cell>
          <table:table-cell office:value-type="string">
            <text:p>Marek Soobi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34.0416666666667">
            <text:p>34</text:p>
          </table:table-cell>
          <table:table-cell table:formula="oooc:=5+7+5+10+9" office:value-type="float" office:value="36">
            <text:p>36</text:p>
          </table:table-cell>
          <table:table-cell office:value-type="float" office:value="5">
            <office:annotation draw:style-name="gr1" draw:text-style-name="P2" svg:width="1.1413in" svg:height="0.3902in" svg:x="6.6024in" svg:y="2.4413in" draw:caption-point-x="-6.6024in" draw:caption-point-y="-2.4413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8]+[.F18]+[.G18]" office:value-type="float" office:value="75.0416666666667">
            <text:p>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981774</text:p>
          </table:table-cell>
          <table:table-cell office:value-type="string">
            <text:p>Konstantin Tarletski</text:p>
          </table:table-cell>
          <table:table-cell office:value-type="date" office:date-value="2007-05-21">
            <text:p>21.05.2007</text:p>
          </table:table-cell>
          <table:table-cell office:value-type="date" office:date-value="2007-06-07">
            <text:p>07.06.2007</text:p>
          </table:table-cell>
          <table:table-cell table:formula="oooc:=homework_totals" office:value-type="float" office:value="0">
            <text:p>0</text:p>
          </table:table-cell>
          <table:table-cell table:formula="oooc:=7+2+3+5+8" office:value-type="float" office:value="25">
            <text:p>25</text:p>
          </table:table-cell>
          <table:table-cell/>
          <table:table-cell table:formula="oooc:=[.E19]+[.F19]+[.G19]"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030632</text:p>
          </table:table-cell>
          <table:table-cell office:value-type="string">
            <text:p>Anton Tšertov</text:p>
          </table:table-cell>
          <table:table-cell office:value-type="date" office:date-value="2007-06-02">
            <text:p>02.06.2007</text:p>
          </table:table-cell>
          <table:table-cell office:value-type="string">
            <text:p>Check %, tests</text:p>
          </table:table-cell>
          <table:table-cell table:formula="oooc:=homework_totals" office:value-type="float" office:value="19.8333333333333">
            <text:p>20</text:p>
          </table:table-cell>
          <table:table-cell table:formula="oooc:=8+8+6+7+9" office:value-type="float" office:value="38">
            <text:p>38</text:p>
          </table:table-cell>
          <table:table-cell/>
          <table:table-cell table:formula="oooc:=[.E20]+[.F20]+[.G20]" office:value-type="float" office:value="57.8333333333333">
            <text:p>5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30656</text:p>
          </table:table-cell>
          <table:table-cell office:value-type="string">
            <text:p>Märt Viljaste</text:p>
          </table:table-cell>
          <table:table-cell office:value-type="date" office:date-value="2007-06-02">
            <text:p>02.06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19.125">
            <text:p>19</text:p>
          </table:table-cell>
          <table:table-cell table:formula="oooc:=8+8+9+7+7" office:value-type="float" office:value="39">
            <text:p>39</text:p>
          </table:table-cell>
          <table:table-cell/>
          <table:table-cell table:formula="oooc:=[.E21]+[.F21]+[.G21]" office:value-type="float" office:value="58.125">
            <text:p>5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50657</text:p>
          </table:table-cell>
          <table:table-cell office:value-type="string">
            <text:p>Boriss Šelajev</text:p>
          </table:table-cell>
          <table:table-cell office:value-type="date" office:date-value="2007-05-21">
            <text:p>21.05.2007</text:p>
          </table:table-cell>
          <table:table-cell office:value-type="date" office:date-value="2007-06-06">
            <text:p>06.06.2007</text:p>
          </table:table-cell>
          <table:table-cell table:formula="oooc:=homework_totals" office:value-type="float" office:value="0">
            <text:p>0</text:p>
          </table:table-cell>
          <table:table-cell table:formula="oooc:=6+8+7+10+7" office:value-type="float" office:value="38">
            <text:p>38</text:p>
          </table:table-cell>
          <table:table-cell office:value-type="float" office:value="10">
            <office:annotation draw:style-name="gr3" draw:text-style-name="P2" svg:width="1.9988in" svg:height="0.4756in" svg:x="6.6024in" svg:y="3.1185in" draw:caption-point-x="-6.6024in" draw:caption-point-y="-3.1185in">
              <dc:date>2007-06-07T00:00:00</dc:date>
              <text:p text:style-name="P1"><text:span text:style-name="T1">Robocode participant</text:span></text:p>
              <text:p text:style-name="P1"><text:span text:style-name="T1">Hibernate usage in homework</text:span></text:p>
            </office:annotation>
            <text:p>10</text:p>
          </table:table-cell>
          <table:table-cell table:formula="oooc:=[.E22]+[.F22]+[.G22]" office:value-type="float" office:value="48">
            <text:p>48</text:p>
          </table:table-cell>
          <table:table-cell/>
        </table:table-row>
        <table:table-row table:style-name="ro2">
          <table:table-cell office:value-type="string">
            <text:p>020648</text:p>
          </table:table-cell>
          <table:table-cell office:value-type="string">
            <text:p>Maire Õitsmets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3]+[.F23]+[.G2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2">
          <table:table-cell office:value-type="string">
            <text:p>010687</text:p>
          </table:table-cell>
          <table:table-cell office:value-type="string">
            <text:p>Martin Laugen (050210)</text:p>
          </table:table-cell>
          <table:table-cell office:value-type="date" office:date-value="2007-05-30">
            <text:p>30.05.2007</text:p>
          </table:table-cell>
          <table:table-cell office:value-type="date" office:date-value="2007-06-06">
            <text:p>06.06.2007</text:p>
          </table:table-cell>
          <table:table-cell table:formula="oooc:=homework_totals" office:value-type="float" office:value="0">
            <text:p>0</text:p>
          </table:table-cell>
          <table:table-cell table:formula="oooc:=7+6+6+9+9" office:value-type="float" office:value="37">
            <text:p>37</text:p>
          </table:table-cell>
          <table:table-cell office:value-type="float" office:value="10">
            <office:annotation draw:style-name="gr4" draw:text-style-name="P2" svg:width="2.2496in" svg:height="0.5937in" svg:x="6.6024in" svg:y="3.6287in" draw:caption-point-x="-6.6024in" draw:caption-point-y="-3.6287in">
              <dc:date>2007-06-07T00:00:00</dc:date>
              <text:p text:style-name="P1"><text:span text:style-name="T1">Robocode participant</text:span></text:p>
              <text:p text:style-name="P1"><text:span text:style-name="T1">Hibernate usage in homework</text:span></text:p>
            </office:annotation>
            <text:p>10</text:p>
          </table:table-cell>
          <table:table-cell table:formula="oooc:=[.E25]+[.F25]+[.G25]" office:value-type="float" office:value="47">
            <text:p>47</text:p>
          </table:table-cell>
          <table:table-cell/>
        </table:table-row>
        <table:table-row table:style-name="ro2">
          <table:table-cell office:value-type="string">
            <text:p>011767</text:p>
          </table:table-cell>
          <table:table-cell office:value-type="string">
            <text:p>Taavi Sildeberg</text:p>
          </table:table-cell>
          <table:table-cell table:number-columns-repeated="2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4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020556">
            <text:p>020556</text:p>
          </table:table-cell>
          <table:table-cell table:formula="oooc:=names" office:value-type="string" office:string-value="Agu Aarna">
            <text:p>Agu Aarna</text:p>
          </table:table-cell>
          <table:table-cell office:value-type="percentage" office:value="0.95">
            <office:annotation draw:style-name="gr5" draw:text-style-name="P2" svg:width="3.2996in" svg:height="1.0374in" svg:x="2.9992in" svg:y="0.2516in" draw:caption-point-x="-2.9992in" draw:caption-point-y="-0.2516in">
              <dc:date>2007-06-04T00:00:00</dc:date>
              <text:p text:style-name="P1"><text:span text:style-name="T1">No interactive input from keyboard</text:span></text:p>
              <text:p text:style-name="P1"><text:span text:style-name="T1">Console output not user-friendly enough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Displays weird logs (WARNING: unable to parse)</text:span></text:p>
            </office:annotation>
            <text:p>95%</text:p>
          </table:table-cell>
          <table:table-cell office:value-type="float" office:value="8">
            <office:annotation draw:style-name="gr6" draw:text-style-name="P2" svg:width="3.3303in" svg:height="0.8567in" svg:x="3.8579in" svg:y="0.3984in" draw:caption-point-x="-3.8579in" draw:caption-point-y="-0.3984in">
              <dc:date>2007-05-28T00:00:00</dc:date>
              <text:p text:style-name="P1"><text:span text:style-name="T1">Competitor – Comparable, extends EnumMap</text:span></text:p>
              <text:p text:style-name="P1"><text:span text:style-name="T1">Additionally stores results as Strings</text:span></text:p>
              <text:p text:style-name="P1"><text:span text:style-name="T1">Locale and encoding should not be part of the model</text:span></text:p>
              <text:p text:style-name="P1"><text:span text:style-name="T1">Date is better for storing of dates than Calendar</text:span></text:p>
              <text:p text:style-name="P1"><text:span text:style-name="T1">Superfluous constructors and getters</text:span></text:p>
            </office:annotation>
            <text:p>8</text:p>
          </table:table-cell>
          <table:table-cell office:value-type="float" office:value="5">
            <office:annotation draw:style-name="gr27" draw:text-style-name="P2" svg:width="6.3921in" svg:height="1.4567in" svg:x="4.8299in" svg:y="0.4087in" draw:caption-point-x="-4.8299in" draw:caption-point-y="-0.4087in">
              <dc:date>2007-05-28T00:00:00</dc:date>
              <text:p text:style-name="P1"><text:span text:style-name="T1">Too much logic in the Main class – not object-oriented, nor reusable code (uses static fields)</text:span></text:p>
              <text:p text:style-name="P1"><text:span text:style-name="T1">Code duplication in DecathlonEvent</text:span></text:p>
              <text:p text:style-name="P1"><text:span text:style-name="T1">Date format and encoding is hardcoded in too many places</text:span></text:p>
              <text:p text:style-name="P1"><text:span text:style-name="T1">“</text:span><text:span text:style-name="T1">functional members” in Main are pre-created without reasons</text:span></text:p>
              <text:p text:style-name="P1"><text:span text:style-name="T1">PriorityQueue is used directly everywhere (not Collection or Queue)</text:span></text:p>
              <text:p text:style-name="P1"><text:span text:style-name="T1">Too many return paths from methods (overuse of return)</text:span></text:p>
              <text:p text:style-name="P1"><text:span text:style-name="T1">Common reader interfaces exists, but useless</text:span></text:p>
              <text:p text:style-name="P1"><text:span text:style-name="T1">Initialization and usage of concrete readers in writers hardcoded in Main class</text:span></text:p>
            </office:annotation>
            <text:p>5</text:p>
          </table:table-cell>
          <table:table-cell office:value-type="float" office:value="9">
            <office:annotation draw:style-name="gr36" draw:text-style-name="P2" svg:width="2.3787in" svg:height="0.8697in" svg:x="5.7197in" svg:y="0.3461in" draw:caption-point-x="-5.7197in" draw:caption-point-y="-0.3461in">
              <dc:date>2007-05-28T00:00:00</dc:date>
              <text:p text:style-name="P1"><text:span text:style-name="T1">Locales are not for hardcoding</text:span></text:p>
              <text:p text:style-name="P1"><text:span text:style-name="T1">PriorityQueue, EnumMap, Arrays</text:span></text:p>
              <text:p text:style-name="P1"><text:span text:style-name="T1">Enum</text:span></text:p>
              <text:p text:style-name="P1"><text:span text:style-name="T1">Logging</text:span></text:p>
            </office:annotation>
            <text:p>9</text:p>
          </table:table-cell>
          <table:table-cell office:value-type="float" office:value="7">
            <office:annotation draw:style-name="gr45" draw:text-style-name="P2" svg:width="2.4307in" svg:height="1.2047in" svg:x="6.5157in" svg:y="0.4193in" draw:caption-point-x="-6.5157in" draw:caption-point-y="-0.4193in">
              <dc:date>2007-05-28T00:00:00</dc:date>
              <text:p text:style-name="P1"><text:span text:style-name="T1">Logging generally is not suitable for arguments validation</text:span></text:p>
              <text:p text:style-name="P1"><text:span text:style-name="T1">No clear separation of code and error handling</text:span></text:p>
              <text:p text:style-name="P1"><text:span text:style-name="T1">Too many similar catch blocks in DecathlonResultXmlWriter</text:span></text:p>
              <text:p text:style-name="P2"><text:span text:style-name="T1"/></text:p>
            </office:annotation>
            <text:p>7</text:p>
          </table:table-cell>
          <table:table-cell office:value-type="float" office:value="10">
            <office:annotation draw:style-name="gr55" draw:text-style-name="P2" svg:width="2.2134in" svg:height="0.3039in" svg:x="7.5402in" svg:y="0.4508in" draw:caption-point-x="-7.5402in" draw:caption-point-y="-0.4508in">
              <dc:date>2007-05-28T00:00:00</dc:date>
              <text:p text:style-name="P1"><text:span text:style-name="T1">Overuse of @author tags :-)</text:span></text:p>
            </office:annotation>
            <text:p>10</text:p>
          </table:table-cell>
          <table:table-cell office:value-type="float" office:value="8">
            <office:annotation draw:style-name="gr60" draw:text-style-name="P2" svg:width="3.4752in" svg:height="1.1677in" svg:x="8.3575in" svg:y="0.3669in" draw:caption-point-x="-8.3575in" draw:caption-point-y="-0.3669in">
              <dc:date>2007-05-28T00:00:00</dc:date>
              <text:p text:style-name="P1"><text:span text:style-name="T1">Tests must be in same packages as tested classes</text:span></text:p>
              <text:p text:style-name="P1"><text:span text:style-name="T1">Not pure unit tests - access database (will fail if down)</text:span></text:p>
              <text:p text:style-name="P1"><text:span text:style-name="T1">Unneeded fail() calls in case of exceptions (just pass them through)</text:span></text:p>
              <text:p text:style-name="P1"><text:span text:style-name="T1">No contract tests for interfaces (because they are not used?)</text:span></text:p>
              <text:p text:style-name="P2"><text:span text:style-name="T1"/></text:p>
            </office:annotation>
            <text:p>8</text:p>
          </table:table-cell>
          <table:table-cell table:formula="oooc:=SUM([.D2:.I2])*5/6*[.C2]" office:value-type="float" office:value="37.2083333333333">
            <text:p>37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47">
            <text:p>030647</text:p>
          </table:table-cell>
          <table:table-cell table:formula="oooc:=names" office:value-type="string" office:string-value="Igor Aleksejev">
            <text:p>Igor Aleksejev</text:p>
          </table:table-cell>
          <table:table-cell office:value-type="percentage" office:value="0.95">
            <office:annotation draw:style-name="gr6" draw:text-style-name="P2" svg:width="2.937in" svg:height="1.0122in" svg:x="3.1043in" svg:y="0.3772in" draw:caption-point-x="-3.1043in" draw:caption-point-y="-0.3772in">
              <dc:date>2007-06-07T00:00:00</dc:date>
              <text:p text:style-name="P1"><text:span text:style-name="T1">Swing GUI</text:span></text:p>
              <text:p text:style-name="P1"><text:span text:style-name="T1">Bug: wrong points (probably due to rounding errors)</text:span></text:p>
              <text:p text:style-name="P1"><text:span text:style-name="T1">“</text:span><text:span text:style-name="T1">Interactive” input not interactive and not user-friendly (just text area with unknown format)</text:span></text:p>
              <text:p text:style-name="P2"><text:span text:style-name="T1"/></text:p>
            </office:annotation>
            <text:p>95%</text:p>
          </table:table-cell>
          <table:table-cell office:value-type="float" office:value="7">
            <office:annotation draw:style-name="gr18" draw:text-style-name="P2" svg:width="3.1358in" svg:height="1.0122in" svg:x="3.9925in" svg:y="0.4299in" draw:caption-point-x="-3.9925in" draw:caption-point-y="-0.4299in">
              <dc:date>2007-06-07T00:00:00</dc:date>
              <text:p text:style-name="P1"><text:span text:style-name="T1">Own types: Second (contains actually mins, secs, and msecs), and Meter (contains meters and cms) – no equals or hashCode, initialization only with Strings</text:span></text:p>
              <text:p text:style-name="P1"><text:span text:style-name="T1">Competitor is CSV specific in both input and output, contains calculation logic</text:span></text:p>
            </office:annotation>
            <text:p>7</text:p>
          </table:table-cell>
          <table:table-cell office:value-type="float" office:value="3">
            <office:annotation draw:style-name="gr28" draw:text-style-name="P2" svg:width="2.3622in" svg:height="0.8276in" svg:x="4.7661in" svg:y="0.4508in" draw:caption-point-x="-4.7661in" draw:caption-point-y="-0.4508in">
              <dc:date>2007-06-07T00:00:00</dc:date>
              <text:p text:style-name="P1"><text:span text:style-name="T1">GUI code is mixed with logic (ApplicationFrame basically does everything), no abstraction</text:span></text:p>
              <text:p text:style-name="P2"><text:span text:style-name="T1"/></text:p>
            </office:annotation>
            <text:p>3</text:p>
          </table:table-cell>
          <table:table-cell office:value-type="float" office:value="6">
            <office:annotation draw:style-name="gr37" draw:text-style-name="P2" svg:width="2.3622in" svg:height="0.9012in" svg:x="5.6126in" svg:y="0.461in" draw:caption-point-x="-5.6126in" draw:caption-point-y="-0.461in">
              <dc:date>2007-06-07T00:00:00</dc:date>
              <text:p text:style-name="P1"><text:span text:style-name="T1">Sorting is done manually!</text:span></text:p>
              <text:p text:style-name="P1"><text:span text:style-name="T1">DOM for xml generation</text:span></text:p>
            </office:annotation>
            <text:p>6</text:p>
          </table:table-cell>
          <table:table-cell office:value-type="float" office:value="5">
            <office:annotation draw:style-name="gr46" draw:text-style-name="P2" svg:width="2.9996in" svg:height="0.6287in" svg:x="6.5846in" svg:y="0.524in" draw:caption-point-x="-6.5846in" draw:caption-point-y="-0.524in">
              <dc:date>2007-06-07T00:00:00</dc:date>
              <text:p text:style-name="P1"><text:span text:style-name="T1">catch (Exception e) e.printStackTrace()</text:span></text:p>
              <text:p text:style-name="P1"><text:span text:style-name="T1">lots of empty catch blocks</text:span></text:p>
            </office:annotation>
            <text:p>5</text:p>
          </table:table-cell>
          <table:table-cell office:value-type="float" office:value="7">
            <office:annotation draw:style-name="gr56" draw:text-style-name="P2" svg:width="1.913in" svg:height="0.5236in" svg:x="7.5252in" svg:y="0.4823in" draw:caption-point-x="-7.5252in" draw:caption-point-y="-0.4823in">
              <dc:date>2007-06-07T00:00:00</dc:date>
              <text:p text:style-name="P1"><text:span text:style-name="T1">Most params and exceptions are not documented</text:span></text:p>
            </office:annotation>
            <text:p>7</text:p>
          </table:table-cell>
          <table:table-cell office:value-type="float" office:value="5">
            <office:annotation draw:style-name="gr61" draw:text-style-name="P2" svg:width="1.411in" svg:height="0.5457in" svg:x="8.4138in" svg:y="0.4193in" draw:caption-point-x="-8.4138in" draw:caption-point-y="-0.4193in">
              <dc:date>2007-06-07T00:00:00</dc:date>
              <text:p text:style-name="P1"><text:span text:style-name="T1">Low coverage</text:span></text:p>
              <text:p text:style-name="P1"><text:span text:style-name="T1">Tests depend on the environment (DB)</text:span></text:p>
            </office:annotation>
            <text:p>5</text:p>
          </table:table-cell>
          <table:table-cell table:formula="oooc:=SUM([.D3:.I3])*5/6*[.C3]" office:value-type="float" office:value="26.125">
            <text:p>2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397">
            <text:p>060397</text:p>
          </table:table-cell>
          <table:table-cell table:formula="oooc:=names" office:value-type="string" office:string-value="Margus Ernits">
            <text:p>Margus Ernits</text:p>
          </table:table-cell>
          <table:table-cell office:value-type="percentage" office:value="0">
            <office:annotation draw:style-name="gr1" draw:text-style-name="P2" svg:width="1.1413in" svg:height="0.2346in" svg:x="3.0157in" svg:y="0.085in" draw:caption-point-x="-3.0157in" draw:caption-point-y="-0.085in">
              <dc:date>2007-06-08T00:00:00</dc:date>
              <text:p text:style-name="P1"><text:span text:style-name="T1">No homework</text:span></text:p>
            </office:annotation>
            <text:p>0%</text:p>
          </table:table-cell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3">
            <text:p>020543</text:p>
          </table:table-cell>
          <table:table-cell table:formula="oooc:=names" office:value-type="string" office:string-value="Vadim Ivanov">
            <text:p>Vadim Ivanov</text:p>
          </table:table-cell>
          <table:table-cell office:value-type="percentage" office:value="0.95">
            <office:annotation draw:style-name="gr7" draw:text-style-name="P2" svg:width="3.1669in" svg:height="0.4295in" svg:x="3.1776in" svg:y="0.4508in" draw:caption-point-x="-3.1776in" draw:caption-point-y="-0.4508in">
              <dc:date>2007-06-08T00:00:00</dc:date>
              <text:p text:style-name="P1"><text:span text:style-name="T1">Places not displayed correctly (“1” instead of “1-4”)</text:span></text:p>
              <text:p text:style-name="P1"><text:span text:style-name="T1">Attack of the interfaces ;-)</text:span></text:p>
            </office:annotation>
            <text:p>95%</text:p>
          </table:table-cell>
          <table:table-cell office:value-type="float" office:value="9">
            <office:annotation draw:style-name="gr19" draw:text-style-name="P2" svg:width="3.7941in" svg:height="1.6343in" svg:x="4.0657in" svg:y="0.487in" draw:caption-point-x="-4.0657in" draw:caption-point-y="-0.487in">
              <dc:date>2007-06-08T00:00:00</dc:date>
              <text:p text:style-name="P1"><text:span text:style-name="T1">Interfaces for domain objects is an overkill</text:span></text:p>
              <text:p text:style-name="P1"><text:span text:style-name="T1">String used for dates</text:span></text:p>
              <text:p text:style-name="P1"><text:span text:style-name="T1">Athlete is Comparable&lt;Object&gt;, Competitor, Competition</text:span></text:p>
              <text:p text:style-name="P1"><text:span text:style-name="T1">Strange division of responsibilities between Athlete and Competitor (it is supposed to contain score as well, not only place)</text:span></text:p>
              <text:p text:style-name="P1"><text:span text:style-name="T1">Event is an enum (contains calculation logic)</text:span></text:p>
            </office:annotation>
            <text:p>9</text:p>
          </table:table-cell>
          <table:table-cell office:value-type="float" office:value="9">
            <office:annotation draw:style-name="gr29" draw:text-style-name="P2" svg:width="2.5535in" svg:height="0.7433in" svg:x="4.7941in" svg:y="0.2524in" draw:caption-point-x="-4.7941in" draw:caption-point-y="-0.2524in">
              <dc:date>2007-06-08T00:00:00</dc:date>
              <text:p text:style-name="P1"><text:span text:style-name="T1">Flag-based approach (boolean), too many flags and checks</text:span></text:p>
              <text:p text:style-name="P1"><text:span text:style-name="T1">main() method is quite complex</text:span></text:p>
              <text:p text:style-name="P1"><text:span text:style-name="T1">Overengineering</text:span></text:p>
            </office:annotation>
            <text:p>9</text:p>
          </table:table-cell>
          <table:table-cell office:value-type="float" office:value="7">
            <office:annotation draw:style-name="gr38" draw:text-style-name="P2" svg:width="3.5642in" svg:height="1.2783in" svg:x="5.7276in" svg:y="0.3878in" draw:caption-point-x="-5.7276in" draw:caption-point-y="-0.3878in">
              <dc:date>2007-06-08T00:00:00</dc:date>
              <text:p text:style-name="P1"><text:span text:style-name="T1">Scanner for interactivity</text:span></text:p>
              <text:p text:style-name="P1"><text:span text:style-name="T1">Copy constructors of collections not used</text:span></text:p>
              <text:p text:style-name="P1"><text:span text:style-name="T1">Many classes define asString() instead of standard toString()</text:span></text:p>
              <text:p text:style-name="P1"><text:span text:style-name="T1">No point in using locales for number parsing in this program</text:span></text:p>
              <text:p text:style-name="P1"><text:span text:style-name="T1">Fragile XML generation using String concatenation</text:span></text:p>
            </office:annotation>
            <text:p>7</text:p>
          </table:table-cell>
          <table:table-cell office:value-type="float" office:value="7">
            <office:annotation draw:style-name="gr47" draw:text-style-name="P2" svg:width="1.9126in" svg:height="0.5457in" svg:x="6.6685in" svg:y="0.4193in" draw:caption-point-x="-6.6685in" draw:caption-point-y="-0.4193in">
              <dc:date>2007-06-08T00:00:00</dc:date>
              <text:p text:style-name="P1"><text:span text:style-name="T1">Catching of NullPointerException is a bad idea – masks bugs</text:span></text:p>
            </office:annotation>
            <text:p>7</text:p>
          </table:table-cell>
          <table:table-cell office:value-type="float" office:value="8">
            <office:annotation draw:style-name="gr57" draw:text-style-name="P2" svg:width="2.0697in" svg:height="0.5398in" svg:x="7.4835in" svg:y="0.487in" draw:caption-point-x="-7.4835in" draw:caption-point-y="-0.487in">
              <dc:date>2007-06-08T00:00:00</dc:date>
              <text:p text:style-name="P1"><text:span text:style-name="T1">Single javadoc comment for multiple methods doesn't work</text:span></text:p>
            </office:annotation>
            <text:p>8</text:p>
          </table:table-cell>
          <table:table-cell office:value-type="float" office:value="5">
            <office:annotation draw:style-name="gr62" draw:text-style-name="P2" svg:width="1.5783in" svg:height="1.1677in" svg:x="8.4555in" svg:y="0.487in" draw:caption-point-x="-8.4555in" draw:caption-point-y="-0.487in">
              <dc:date>2007-06-08T00:00:00</dc:date>
              <text:p text:style-name="P1"><text:span text:style-name="T1">Tests catch AssertionErrors and display error messages themselves!!! - this breaks test automation</text:span></text:p>
              <text:p text:style-name="P1"><text:span text:style-name="T1">Tests depend on environment (DB)</text:span></text:p>
            </office:annotation>
            <text:p>5</text:p>
          </table:table-cell>
          <table:table-cell table:formula="oooc:=SUM([.D5:.I5])*5/6*[.C5]" office:value-type="float" office:value="35.625">
            <text:p>3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0644">
            <text:p>960644</text:p>
          </table:table-cell>
          <table:table-cell table:formula="oooc:=names" office:value-type="string" office:string-value="Lembit Jürimägi">
            <text:p>Lembit Jürimägi</text:p>
          </table:table-cell>
          <table:table-cell office:value-type="percentage" office:value="0.9">
            <office:annotation draw:style-name="gr8" draw:text-style-name="P2" svg:width="2.576in" svg:height="0.8567in" svg:x="3.0157in" svg:y="0.4197in" draw:caption-point-x="-3.0157in" draw:caption-point-y="-0.4197in">
              <dc:date>2007-06-10T00:00:00</dc:date>
              <text:p text:style-name="P1"><text:span text:style-name="T1">Tests are mixed with code</text:span></text:p>
              <text:p text:style-name="P1"><text:span text:style-name="T1">Very user-unfriendly interface (non-stabdard, not documented command-line options)</text:span></text:p>
              <text:p text:style-name="P1"><text:span text:style-name="T1">By default asks for info interactively</text:span></text:p>
            </office:annotation>
            <text:p>90%</text:p>
          </table:table-cell>
          <table:table-cell office:value-type="float" office:value="10">
            <office:annotation draw:style-name="gr20" draw:text-style-name="P2" svg:width="2.3142in" svg:height="0.6701in" svg:x="3.9047in" svg:y="0.4197in" draw:caption-point-x="-3.9047in" draw:caption-point-y="-0.4197in">
              <dc:date>2007-06-09T00:00:00</dc:date>
              <text:p text:style-name="P2">DecathlonEvent is an enum</text:p>
              <text:p text:style-name="P2">Athlete and Result classes are separated, Result is Comparable</text:p>
            </office:annotation>
            <text:p>10</text:p>
          </table:table-cell>
          <table:table-cell office:value-type="float" office:value="6">
            <office:annotation draw:style-name="gr30" draw:text-style-name="P2" svg:width="2.4177in" svg:height="0.7748in" svg:x="4.7941in" svg:y="0.4197in" draw:caption-point-x="-4.7941in" draw:caption-point-y="-0.4197in">
              <dc:date>2007-06-10T00:00:00</dc:date>
              <text:p text:style-name="P2">Direct field access</text:p>
              <text:p text:style-name="P2">In Decathlon, code is mixed in main() and instance methods</text:p>
              <text:p text:style-name="P2">No common interfaces, no abstraction</text:p>
            </office:annotation>
            <text:p>6</text:p>
          </table:table-cell>
          <table:table-cell office:value-type="float" office:value="6">
            <office:annotation draw:style-name="gr39" draw:text-style-name="P2" svg:width="2.5008in" svg:height="0.8567in" svg:x="5.6831in" svg:y="0.4197in" draw:caption-point-x="-5.6831in" draw:caption-point-y="-0.4197in">
              <dc:date>2007-06-10T00:00:00</dc:date>
              <text:p text:style-name="P2">javax.script.SimpleBindings used instead of a Map</text:p>
              <text:p text:style-name="P2">System.out and System.in are forced to be assumed to be in UTF-8 (wrong in most cases)</text:p>
            </office:annotation>
            <text:p>6</text:p>
          </table:table-cell>
          <table:table-cell office:value-type="float" office:value="6">
            <office:annotation draw:style-name="gr1" draw:text-style-name="P2" svg:width="1.1413in" svg:height="0.3902in" svg:x="6.572in" svg:y="0.4197in" draw:caption-point-x="-6.572in" draw:caption-point-y="-0.4197in">
              <dc:date>2007-06-10T00:00:00</dc:date>
              <text:p text:style-name="P2">PrintStackTrace()</text:p>
              <text:p text:style-name="P2">silent failing</text:p>
            </office:annotation>
            <text:p>6</text:p>
          </table:table-cell>
          <table:table-cell table:number-columns-repeated="2" office:value-type="float" office:value="8">
            <text:p>8</text:p>
          </table:table-cell>
          <table:table-cell table:formula="oooc:=SUM([.D6:.I6])*5/6*[.C6]"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6">
            <text:p>030636</text:p>
          </table:table-cell>
          <table:table-cell table:formula="oooc:=names" office:value-type="string" office:string-value="Martin Kenk">
            <text:p>Martin Kenk</text:p>
          </table:table-cell>
          <table:table-cell office:value-type="percentage" office:value="0.95">
            <office:annotation draw:style-name="gr9" draw:text-style-name="P2" svg:width="2.5866in" svg:height="0.6287in" svg:x="3.0157in" svg:y="0.7547in" draw:caption-point-x="-3.0157in" draw:caption-point-y="-0.7547in">
              <dc:date>2007-06-04T00:00:00</dc:date>
              <text:p text:style-name="P1"><text:span text:style-name="T1">Console output is not user-friendly</text:span></text:p>
              <text:p text:style-name="P1"><text:span text:style-name="T1">Not clear in what format to enter data interactively</text:span></text:p>
            </office:annotation>
            <text:p>95%</text:p>
          </table:table-cell>
          <table:table-cell office:value-type="float" office:value="8">
            <office:annotation draw:style-name="gr21" draw:text-style-name="P2" svg:width="3.098in" svg:height="1.1524in" svg:x="3.9047in" svg:y="0.7547in" draw:caption-point-x="-3.9047in" draw:caption-point-y="-0.7547in">
              <dc:date>2007-06-04T00:00:00</dc:date>
              <text:p text:style-name="P1"><text:span text:style-name="T1">Competitor holds results as ints and Strings, total points as Integer</text:span></text:p>
              <text:p text:style-name="P1"><text:span text:style-name="T1">Date of birth must be Date, not String</text:span></text:p>
              <text:p text:style-name="P1"><text:span text:style-name="T1">is Comparable&lt;Object&gt;, not &lt;Competitor&gt;</text:span></text:p>
              <text:p text:style-name="P1"><text:span text:style-name="T1">equals and compareTo are not null-safe</text:span></text:p>
              <text:p text:style-name="P1"><text:span text:style-name="T1">Lots of commented-out code</text:span></text:p>
              <text:p text:style-name="P1"><text:span text:style-name="T1">Event is an enum</text:span></text:p>
            </office:annotation>
            <text:p>8</text:p>
          </table:table-cell>
          <table:table-cell office:value-type="float" office:value="4">
            <office:annotation draw:style-name="gr8" draw:text-style-name="P2" svg:width="3.2642in" svg:height="0.8567in" svg:x="4.7941in" svg:y="0.7547in" draw:caption-point-x="-4.7941in" draw:caption-point-y="-0.7547in">
              <dc:date>2007-06-04T00:00:00</dc:date>
              <text:p text:style-name="P1"><text:span text:style-name="T1">Monster main() method (150 lines!!!) - too complex</text:span></text:p>
              <text:p text:style-name="P1"><text:span text:style-name="T1">Points calculation in PointsForObjects is too complex, mixed with CSV parsing</text:span></text:p>
              <text:p text:style-name="P1"><text:span text:style-name="T1">Weird class PlacesForDecathletes</text:span></text:p>
              <text:p text:style-name="P1"><text:span text:style-name="T1">No encapsulation, no abstraction</text:span></text:p>
            </office:annotation>
            <text:p>4</text:p>
          </table:table-cell>
          <table:table-cell office:value-type="float" office:value="6">
            <office:annotation draw:style-name="gr40" draw:text-style-name="P2" svg:width="2.7831in" svg:height="0.9744in" svg:x="5.6831in" svg:y="0.7547in" draw:caption-point-x="-5.6831in" draw:caption-point-y="-0.7547in">
              <dc:date>2007-06-04T00:00:00</dc:date>
              <text:p text:style-name="P1"><text:span text:style-name="T1">Overuse of System.exit()</text:span></text:p>
              <text:p text:style-name="P1"><text:span text:style-name="T1">ArrayList instead of List in signatures</text:span></text:p>
              <text:p text:style-name="P1"><text:span text:style-name="T1">Internal apache XMLSerializer is used directly!!! </text:span></text:p>
              <text:p text:style-name="P1"><text:span text:style-name="T1">SAX-like XML generation</text:span></text:p>
            </office:annotation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office:annotation draw:style-name="gr26" draw:text-style-name="P2" svg:width="2.6146in" svg:height="0.7012in" svg:x="7.461in" svg:y="0.7547in" draw:caption-point-x="-7.461in" draw:caption-point-y="-0.7547in">
              <dc:date>2007-06-04T00:00:00</dc:date>
              <text:p text:style-name="P1"><text:span text:style-name="T1">Documentation text is after tags in some places – this text doesn't manage into documentation</text:span></text:p>
              <text:p text:style-name="P1"><text:span text:style-name="T1">Commented-out code</text:span></text:p>
            </office:annotation>
            <text:p>8</text:p>
          </table:table-cell>
          <table:table-cell office:value-type="float" office:value="4">
            <office:annotation draw:style-name="gr1" draw:text-style-name="P2" svg:width="2.248in" svg:height="0.5457in" svg:x="8.35in" svg:y="0.7547in" draw:caption-point-x="-8.35in" draw:caption-point-y="-0.7547in">
              <dc:date>2007-06-04T00:00:00</dc:date>
              <text:p text:style-name="P1"><text:span text:style-name="T1">Low coverage</text:span></text:p>
              <text:p text:style-name="P1"><text:span text:style-name="T1">Monster methods are not tested – this is where all the bugs are!</text:span></text:p>
            </office:annotation>
            <text:p>4</text:p>
          </table:table-cell>
          <table:table-cell table:formula="oooc:=SUM([.D8:.I8])*5/6*[.C8]" office:value-type="float" office:value="27.7083333333333">
            <text:p>2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0947">
            <text:p>980947</text:p>
          </table:table-cell>
          <table:table-cell table:formula="oooc:=names" office:value-type="string" office:string-value="Meelis Kerbo">
            <text:p>Meelis Kerbo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a Kondratjeva">
            <text:p>Julia Kondratjeva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0">
            <text:p>030630</text:p>
          </table:table-cell>
          <table:table-cell table:formula="oooc:=names" office:value-type="string" office:string-value="Sergei Kostin">
            <text:p>Sergei Kostin</text:p>
          </table:table-cell>
          <table:table-cell office:value-type="percentage" office:value="0.9">
            <office:annotation draw:style-name="gr10" draw:text-style-name="P2" svg:width="3.663in" svg:height="0.8913in" svg:x="3.0157in" svg:y="1.2567in" draw:caption-point-x="-3.0157in" draw:caption-point-y="-1.2567in">
              <dc:date>2007-06-07T00:00:00</dc:date>
              <text:p text:style-name="P1"><text:span text:style-name="T1">Classical anykey problem: it waits an Enter after it :-)</text:span></text:p>
              <text:p text:style-name="P1"><text:span text:style-name="T1">Bug: athletes with same names are discarded</text:span></text:p>
              <text:p text:style-name="P1"><text:span text:style-name="T1">Console output is not user-friendly</text:span></text:p>
              <text:p text:style-name="P1"><text:span text:style-name="T1">Interactive data input is not user-friendly (probably wants raw csv)</text:span></text:p>
            </office:annotation>
            <text:p>90%</text:p>
          </table:table-cell>
          <table:table-cell office:value-type="float" office:value="5">
            <office:annotation draw:style-name="gr22" draw:text-style-name="P2" svg:width="2.7949in" svg:height="1.6343in" svg:x="3.9047in" svg:y="1.2567in" draw:caption-point-x="-3.9047in" draw:caption-point-y="-1.2567in">
              <dc:date>2007-06-07T00:00:00</dc:date>
              <text:p text:style-name="P1"><text:span text:style-name="T1">Athlete contains parsing logic (csv specific code), presentation, and points calculation; the only possibility to create it is to provide a String in CSV format</text:span></text:p>
              <text:p text:style-name="P1"><text:span text:style-name="T1">isDataFormatCorrect – strange field in domain object</text:span></text:p>
              <text:p text:style-name="P1"><text:span text:style-name="T1">MinSecHolder – nice immutable class, but only supports Strings on input, no toString() method, no equals or hashcode</text:span></text:p>
              <text:p text:style-name="P2"><text:span text:style-name="T1"/></text:p>
            </office:annotation>
            <text:p>5</text:p>
          </table:table-cell>
          <table:table-cell office:value-type="float" office:value="2">
            <office:annotation draw:style-name="gr6" draw:text-style-name="P2" svg:width="2.7102in" svg:height="1.0122in" svg:x="4.7941in" svg:y="1.2567in" draw:caption-point-x="-4.7941in" draw:caption-point-y="-1.2567in">
              <dc:date>2007-06-07T00:00:00</dc:date>
              <text:p text:style-name="P1"><text:span text:style-name="T1">Short main method (probably too short),</text:span></text:p>
              <text:p text:style-name="P1"><text:span text:style-name="T1">but IOHandler is too long, code is not object oriented</text:span></text:p>
              <text:p text:style-name="P1"><text:span text:style-name="T1">XMLHTMLGenerator is a utility class, specific to domain objects, contains xml/html selection logic</text:span></text:p>
            </office:annotation>
            <text:p>2</text:p>
          </table:table-cell>
          <table:table-cell office:value-type="float" office:value="6">
            <office:annotation draw:style-name="gr11" draw:text-style-name="P2" svg:width="2.4063in" svg:height="1.1677in" svg:x="5.6831in" svg:y="1.2567in" draw:caption-point-x="-5.6831in" draw:caption-point-y="-1.2567in">
              <dc:date>2007-06-07T00:00:00</dc:date>
              <text:p text:style-name="P1"><text:span text:style-name="T1">Anonymous Comparator</text:span></text:p>
              <text:p text:style-name="P1"><text:span text:style-name="T1">Collections used through interfaces</text:span></text:p>
              <text:p text:style-name="P1"><text:span text:style-name="T1">String and Date comparision by hashCode is very wrong! (it is not unique and its distribution doesn't guarantee ordering) – there are equals and compareTo methods</text:span></text:p>
            </office:annotation>
            <text:p>6</text:p>
          </table:table-cell>
          <table:table-cell office:value-type="float" office:value="7">
            <office:annotation draw:style-name="gr48" draw:text-style-name="P2" svg:width="2.4268in" svg:height="0.4827in" svg:x="6.572in" svg:y="1.2567in" draw:caption-point-x="-6.572in" draw:caption-point-y="-1.2567in">
              <dc:date>2007-06-07T00:00:00</dc:date>
              <text:p text:style-name="P1"><text:span text:style-name="T1">Exceptions are catched and do return false...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office:annotation draw:style-name="gr26" draw:text-style-name="P2" svg:width="1.9031in" svg:height="0.8567in" svg:x="8.35in" svg:y="1.2567in" draw:caption-point-x="-8.35in" draw:caption-point-y="-1.2567in">
              <dc:date>2007-06-07T00:00:00</dc:date>
              <text:p text:style-name="P1"><text:span text:style-name="T1">Tests are in wrong place!!!</text:span></text:p>
              <text:p text:style-name="P1"><text:span text:style-name="T1">(this forced tested methods to be public)</text:span></text:p>
              <text:p text:style-name="P1"><text:span text:style-name="T1">Tests depend on the environment (DB)</text:span></text:p>
            </office:annotation>
            <text:p>6</text:p>
          </table:table-cell>
          <table:table-cell table:formula="oooc:=SUM([.D11:.I11])*5/6*[.C11]" office:value-type="float" office:value="26.25">
            <text:p>26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209">
            <text:p>050209</text:p>
          </table:table-cell>
          <table:table-cell table:formula="oooc:=names" office:value-type="string" office:string-value="Kaupo Laan">
            <text:p>Kaupo Laan</text:p>
          </table:table-cell>
          <table:table-cell office:value-type="percentage" office:value="0.9">
            <office:annotation draw:style-name="gr11" draw:text-style-name="P2" svg:width="4.2965in" svg:height="1.0122in" svg:x="3.0157in" svg:y="1.4244in" draw:caption-point-x="-3.0157in" draw:caption-point-y="-1.4244in">
              <dc:date>2007-05-28T00:00:00</dc:date>
              <text:p text:style-name="P1"><text:span text:style-name="T1">Program is 100% interactive, where are command-line parameters?</text:span></text:p>
              <text:p text:style-name="P1"><text:span text:style-name="T1">Console output not user-friendly</text:span></text:p>
              <text:p text:style-name="P1"><text:span text:style-name="T1">Date of birth format is different when loading from different sources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No way to select the desired competition in the Database</text:span></text:p>
            </office:annotation>
            <text:p>90%</text:p>
          </table:table-cell>
          <table:table-cell office:value-type="float" office:value="6">
            <office:annotation draw:style-name="gr11" draw:text-style-name="P2" svg:width="3.3559in" svg:height="1.0122in" svg:x="3.9047in" svg:y="1.4244in" draw:caption-point-x="-3.9047in" draw:caption-point-y="-1.4244in">
              <dc:date>2007-05-28T00:00:00</dc:date>
              <text:p text:style-name="P1"><text:span text:style-name="T1">Sportman – Comparable (not null-safe)</text:span></text:p>
              <text:p text:style-name="P1"><text:span text:style-name="T1">Empty strings as default values are a bad idea</text:span></text:p>
              <text:p text:style-name="P1"><text:span text:style-name="T1">All fields are package access</text:span></text:p>
              <text:p text:style-name="P1"><text:span text:style-name="T1">dateOfBirth must be Date, not String</text:span></text:p>
              <text:p text:style-name="P1"><text:span text:style-name="T1">Includes calculation logic (calculateAndStoreSportmanScore)</text:span></text:p>
            </office:annotation>
            <text:p>6</text:p>
          </table:table-cell>
          <table:table-cell office:value-type="float" office:value="2">
            <office:annotation draw:style-name="gr31" draw:text-style-name="P2" svg:width="3.6768in" svg:height="1.4787in" svg:x="4.7941in" svg:y="1.4244in" draw:caption-point-x="-4.7941in" draw:caption-point-y="-1.4244in">
              <dc:date>2007-05-28T00:00:00</dc:date>
              <text:p text:style-name="P1"><text:span text:style-name="T1">DecathlonPoints is an enum</text:span></text:p>
              <text:p text:style-name="P1"><text:span text:style-name="T1">Overall design is not object-oriented (overuse of static methods)</text:span></text:p>
              <text:p text:style-name="P1"><text:span text:style-name="T1">Even static fields!!!</text:span></text:p>
              <text:p text:style-name="P1"><text:span text:style-name="T1">Lots of duplication in IO classes</text:span></text:p>
              <text:p text:style-name="P1"><text:span text:style-name="T1">All input/output formats hardcoded, no common interface</text:span></text:p>
              <text:p text:style-name="P1"><text:span text:style-name="T1">UI and program logic mixed</text:span></text:p>
              <text:p text:style-name="P2"><text:span text:style-name="T1"/></text:p>
            </office:annotation>
            <text:p>2</text:p>
          </table:table-cell>
          <table:table-cell office:value-type="float" office:value="6">
            <office:annotation draw:style-name="gr41" draw:text-style-name="P2" svg:width="3.7913in" svg:height="1.0067in" svg:x="5.6831in" svg:y="1.4244in" draw:caption-point-x="-5.6831in" draw:caption-point-y="-1.4244in">
              <dc:date>2007-05-28T00:00:00</dc:date>
              <text:p text:style-name="P1"><text:span text:style-name="T1">Insufficient collections API knowlegde</text:span></text:p>
              <text:p text:style-name="P1"><text:span text:style-name="T1">enum.values() overuse (very little normal enum usage)</text:span></text:p>
              <text:p text:style-name="P1"><text:span text:style-name="T1">BufferedReader is created for each read</text:span></text:p>
              <text:p text:style-name="P1"><text:span text:style-name="T1">File existence check via BufferedInputStream</text:span></text:p>
              <text:p text:style-name="P1"><text:span text:style-name="T1">DOM usage for XML generation</text:span></text:p>
            </office:annotation>
            <text:p>6</text:p>
          </table:table-cell>
          <table:table-cell office:value-type="float" office:value="6">
            <office:annotation draw:style-name="gr49" draw:text-style-name="P2" svg:width="2.6126in" svg:height="0.5874in" svg:x="6.572in" svg:y="1.4244in" draw:caption-point-x="-6.572in" draw:caption-point-y="-1.4244in">
              <dc:date>2007-05-28T00:00:00</dc:date>
              <text:p text:style-name="P1"><text:span text:style-name="T1">Many empty catch blocks</text:span></text:p>
              <text:p text:style-name="P1"><text:span text:style-name="T1">No clear separation of code and error handling</text:span></text:p>
            </office:annotation>
            <text:p>6</text:p>
          </table:table-cell>
          <table:table-cell office:value-type="float" office:value="7">
            <office:annotation draw:style-name="gr44" draw:text-style-name="P2" svg:width="2.9441in" svg:height="1.0122in" svg:x="7.461in" svg:y="1.4244in" draw:caption-point-x="-7.461in" draw:caption-point-y="-1.4244in">
              <dc:date>2007-05-28T00:00:00</dc:date>
              <text:p text:style-name="P1"><text:span text:style-name="T1">All publics are documented</text:span></text:p>
              <text:p text:style-name="P1"><text:span text:style-name="T1">Method parameters and exceptions not documented in most cases</text:span></text:p>
              <text:p text:style-name="P1"><text:span text:style-name="T1">@param declarations are invalid for classes</text:span></text:p>
              <text:p text:style-name="P1"><text:span text:style-name="T1">Fields must have their own javadoc</text:span></text:p>
              <text:p text:style-name="P2"><text:span text:style-name="T1"/></text:p>
            </office:annotation>
            <text:p>7</text:p>
          </table:table-cell>
          <table:table-cell office:value-type="float" office:value="3">
            <office:annotation draw:style-name="gr21" draw:text-style-name="P2" svg:width="2.0063in" svg:height="0.8567in" svg:x="8.1402in" svg:y="1.289in" draw:caption-point-x="-8.1402in" draw:caption-point-y="-1.289in">
              <dc:date>2007-05-28T00:00:00</dc:date>
              <text:p text:style-name="P1"><text:span text:style-name="T1">Useless getter/setter testing</text:span></text:p>
              <text:p text:style-name="P1"><text:span text:style-name="T1">Useless assertion messages</text:span></text:p>
              <text:p text:style-name="P1"><text:span text:style-name="T1">Too verbose</text:span></text:p>
              <text:p text:style-name="P1"><text:span text:style-name="T1">Very low coverage</text:span></text:p>
              <text:p text:style-name="P1"><text:span text:style-name="T1">Main logic is not tested at all</text:span></text:p>
            </office:annotation>
            <text:p>3</text:p>
          </table:table-cell>
          <table:table-cell table:formula="oooc:=SUM([.D12:.I12])*5/6*[.C12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91">
            <text:p>010691</text:p>
          </table:table-cell>
          <table:table-cell table:formula="oooc:=names" office:value-type="string" office:string-value="Ilja Lutov">
            <text:p>Ilja Lutov</text:p>
          </table:table-cell>
          <table:table-cell office:value-type="percentage" office:value="0.85">
            <office:annotation draw:style-name="gr12" draw:text-style-name="P2" svg:width="4.2378in" svg:height="1.185in" svg:x="3.0157in" svg:y="1.5917in" draw:caption-point-x="-3.0157in" draw:caption-point-y="-1.5917in">
              <dc:date>2007-06-07T00:00:00</dc:date>
              <text:p text:style-name="P1"><text:span text:style-name="T1">In DB source, competition cannot be chosen, id=2 is hardcoded</text:span></text:p>
              <text:p text:style-name="P1"><text:span text:style-name="T1">Program cannot read or write files on non-Windows platform (path separator hardcoded). Absolute path creation is actually not needed, but was implemented and is broken</text:span></text:p>
              <text:p text:style-name="P1"><text:span text:style-name="T1">Interactive input is not user-friendly (does it accept csv?)</text:span></text:p>
            </office:annotation>
            <text:p>85%</text:p>
          </table:table-cell>
          <table:table-cell office:value-type="float" office:value="10">
            <office:annotation draw:style-name="gr23" draw:text-style-name="P2" svg:width="3.5787in" svg:height="0.7657in" svg:x="3.9047in" svg:y="1.5917in" draw:caption-point-x="-3.9047in" draw:caption-point-y="-1.5917in">
              <dc:date>2007-06-07T00:00:00</dc:date>
              <text:p text:style-name="P1"><text:span text:style-name="T1">Competitor is Comparable, pretty clean</text:span></text:p>
              <text:p text:style-name="P1"><text:span text:style-name="T1">Stores field and running results separately (slight code duplication)</text:span></text:p>
              <text:p text:style-name="P1"><text:span text:style-name="T1">Calculates points</text:span></text:p>
            </office:annotation>
            <text:p>10</text:p>
          </table:table-cell>
          <table:table-cell office:value-type="float" office:value="9">
            <office:annotation draw:style-name="gr26" draw:text-style-name="P2" svg:width="3.9122in" svg:height="0.7012in" svg:x="4.7941in" svg:y="1.5917in" draw:caption-point-x="-4.7941in" draw:caption-point-y="-1.5917in">
              <dc:date>2007-06-07T00:00:00</dc:date>
              <text:p text:style-name="P1"><text:span text:style-name="T1">InputData and OutputData could be interfaces</text:span></text:p>
              <text:p text:style-name="P1"><text:span text:style-name="T1">createCompetitorFromRawData() is in the wrong place</text:span></text:p>
              <text:p text:style-name="P1"><text:span text:style-name="T1">“</text:span><text:span text:style-name="T1">raw” data is assumed to be String[], DB data is converted to Strings first, then parsed back (inefficient and error-prone)</text:span></text:p>
            </office:annotation>
            <text:p>9</text:p>
          </table:table-cell>
          <table:table-cell office:value-type="float" office:value="9">
            <office:annotation draw:style-name="gr42" draw:text-style-name="P2" svg:width="3.5772in" svg:height="0.7012in" svg:x="5.6831in" svg:y="1.5917in" draw:caption-point-x="-5.6831in" draw:caption-point-y="-1.5917in">
              <dc:date>2007-06-07T00:00:00</dc:date>
              <text:p text:style-name="P1"><text:span text:style-name="T1">Enums are used</text:span></text:p>
              <text:p text:style-name="P1"><text:span text:style-name="T1">Ridiculous CountryCode enum (already exists in Java)</text:span></text:p>
              <text:p text:style-name="P1"><text:span text:style-name="T1">Collections.frequency()-based place numbers calculation is inefficient (n^2 instead of n)</text:span></text:p>
            </office:annotation>
            <text:p>9</text:p>
          </table:table-cell>
          <table:table-cell office:value-type="float" office:value="7">
            <office:annotation draw:style-name="gr50" draw:text-style-name="P2" svg:width="2.2807in" svg:height="0.7012in" svg:x="6.572in" svg:y="1.5917in" draw:caption-point-x="-6.572in" draw:caption-point-y="-1.5917in">
              <dc:date>2007-06-07T00:00:00</dc:date>
              <text:p text:style-name="P1"><text:span text:style-name="T1">Catching of NullPointerException is a bad idea – masks bugs</text:span></text:p>
              <text:p text:style-name="P1"><text:span text:style-name="T1">All exceptions are just rephrased and shown to the user</text:span></text:p>
            </office:annotation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office:annotation draw:style-name="gr1" draw:text-style-name="P2" svg:width="1.1413in" svg:height="0.2346in" svg:x="8.35in" svg:y="1.5917in" draw:caption-point-x="-8.35in" draw:caption-point-y="-1.5917in">
              <dc:date>2007-06-07T00:00:00</dc:date>
              <text:p text:style-name="P1"><text:span text:style-name="T1">No tests found</text:span></text:p>
            </office:annotation>
            <text:p>0</text:p>
          </table:table-cell>
          <table:table-cell table:formula="oooc:=SUM([.D13:.I13])*5/6*[.C13]" office:value-type="float" office:value="31.875">
            <text:p>32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7">
            <text:p>030657</text:p>
          </table:table-cell>
          <table:table-cell table:formula="oooc:=names" office:value-type="string" office:string-value="Karina Minakova">
            <text:p>Karina Minakova</text:p>
          </table:table-cell>
          <table:table-cell/>
          <table:table-cell table:number-columns-repeated="6"/>
          <table:table-cell table:formula="oooc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5">
            <text:p>030655</text:p>
          </table:table-cell>
          <table:table-cell table:formula="oooc:=names" office:value-type="string" office:string-value="Triin Nestor">
            <text:p>Triin Nestor</text:p>
          </table:table-cell>
          <table:table-cell office:value-type="percentage" office:value="0.95">
            <office:annotation draw:style-name="gr13" draw:text-style-name="P2" svg:width="2.4299in" svg:height="0.7012in" svg:x="3.0157in" svg:y="1.9268in" draw:caption-point-x="-3.0157in" draw:caption-point-y="-1.9268in">
              <dc:date>2007-06-04T00:00:00</dc:date>
              <text:p text:style-name="P1"><text:span text:style-name="T1">Interactive input takes CSV data</text:span></text:p>
              <text:p text:style-name="P1"><text:span text:style-name="T1">Bugs when user enters non-digits interactively</text:span></text:p>
              <text:p text:style-name="P1"><text:span text:style-name="T1">JDBC connections strings hardcoded</text:span></text:p>
            </office:annotation>
            <text:p>95%</text:p>
          </table:table-cell>
          <table:table-cell office:value-type="float" office:value="6">
            <office:annotation draw:style-name="gr24" draw:text-style-name="P2" svg:width="2.9728in" svg:height="1.3232in" svg:x="3.9047in" svg:y="1.9268in" draw:caption-point-x="-3.9047in" draw:caption-point-y="-1.9268in">
              <dc:date>2007-06-04T00:00:00</dc:date>
              <text:p text:style-name="P1"><text:span text:style-name="T1">Competitor is Comparable, not null-safe</text:span></text:p>
              <text:p text:style-name="P1"><text:span text:style-name="T1">Competitor class is bloated: contains lots of CSV-specific code, place, raw and parsed data + parsing code (even DecathlonDatabaseReader reconstructs CSV line and passes it to Competitor back for parsing!!!)</text:span></text:p>
              <text:p text:style-name="P1"><text:span text:style-name="T1">DecathlonPoints is points holder and calculator</text:span></text:p>
            </office:annotation>
            <text:p>6</text:p>
          </table:table-cell>
          <table:table-cell office:value-type="float" office:value="4">
            <office:annotation draw:style-name="gr32" draw:text-style-name="P2" svg:width="3.6823in" svg:height="1.1677in" svg:x="4.7941in" svg:y="1.9268in" draw:caption-point-x="-4.7941in" draw:caption-point-y="-1.9268in">
              <dc:date>2007-06-04T00:00:00</dc:date>
              <text:p text:style-name="P1"><text:span text:style-name="T1">PriorityQueue is used everywhere (not Collection or Queue)</text:span></text:p>
              <text:p text:style-name="P1"><text:span text:style-name="T1">Place class and its method are not obvious from their names and signature, code is too complex</text:span></text:p>
              <text:p text:style-name="P1"><text:span text:style-name="T1">Spaghetti code: UI logic is mixed in on all layers</text:span></text:p>
              <text:p text:style-name="P1"><text:span text:style-name="T1">No abstraction in reader/writer implementations, calls hardcoded in DecathlonMain</text:span></text:p>
              <text:p text:style-name="P1"><text:span text:style-name="T1">Program structure <text:s/>is not object-oriented</text:span></text:p>
            </office:annotation>
            <text:p>4</text:p>
          </table:table-cell>
          <table:table-cell office:value-type="float" office:value="8">
            <office:annotation draw:style-name="gr43" draw:text-style-name="P2" svg:width="2.2917in" svg:height="0.5988in" svg:x="5.6831in" svg:y="1.9268in" draw:caption-point-x="-5.6831in" draw:caption-point-y="-1.9268in">
              <dc:date>2007-06-04T00:00:00</dc:date>
              <text:p text:style-name="P1"><text:span text:style-name="T1">line.equalsIgnoreCase("")</text:span></text:p>
              <text:p text:style-name="P1"><text:span text:style-name="T1">Enums are used</text:span></text:p>
            </office:annotation>
            <text:p>8</text:p>
          </table:table-cell>
          <table:table-cell office:value-type="float" office:value="6">
            <office:annotation draw:style-name="gr51" draw:text-style-name="P2" svg:width="2.7299in" svg:height="0.7138in" svg:x="6.572in" svg:y="1.9268in" draw:caption-point-x="-6.572in" draw:caption-point-y="-1.9268in">
              <dc:date>2007-06-04T00:00:00</dc:date>
              <text:p text:style-name="P1"><text:span text:style-name="T1">e.printStackTrace() and System.out are in innapropriate places, no clear separation of error handling code</text:span></text:p>
            </office:annotation>
            <text:p>6</text:p>
          </table:table-cell>
          <table:table-cell office:value-type="float" office:value="10">
            <office:annotation draw:style-name="gr44" draw:text-style-name="P2" svg:width="2.7295in" svg:height="0.5457in" svg:x="7.461in" svg:y="1.9268in" draw:caption-point-x="-7.461in" draw:caption-point-y="-1.9268in">
              <dc:date>2007-06-04T00:00:00</dc:date>
              <text:p text:style-name="P1"><text:span text:style-name="T1">javadoc could be used in some places instead of regular comments</text:span></text:p>
              <text:p text:style-name="P1"><text:span text:style-name="T1">Public methods are documented</text:span></text:p>
            </office:annotation>
            <text:p>10</text:p>
          </table:table-cell>
          <table:table-cell office:value-type="float" office:value="7">
            <office:annotation draw:style-name="gr6" draw:text-style-name="P2" svg:width="2.5303in" svg:height="1.1677in" svg:x="8.35in" svg:y="1.9268in" draw:caption-point-x="-8.35in" draw:caption-point-y="-1.9268in">
              <dc:date>2007-06-04T00:00:00</dc:date>
              <text:p text:style-name="P1"><text:span text:style-name="T1">Exception handling in all classes mask some errors in tests</text:span></text:p>
              <text:p text:style-name="P1"><text:span text:style-name="T1">Unit tests must be isolated from the DB</text:span></text:p>
              <text:p text:style-name="P1"><text:span text:style-name="T1">It doesn't make sense to write this kind of javadoc for test methods</text:span></text:p>
              <text:p text:style-name="P1"><text:span text:style-name="T1">Temp files in tests are windows-specific and are not deleted afterwards</text:span></text:p>
            </office:annotation>
            <text:p>7</text:p>
          </table:table-cell>
          <table:table-cell table:formula="oooc:=SUM([.D15:.I15])*5/6*[.C15]" office:value-type="float" office:value="32.4583333333333">
            <text:p>32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26">
            <text:p>030726</text:p>
          </table:table-cell>
          <table:table-cell table:formula="oooc:=names" office:value-type="string" office:string-value="Deniss Nikiforov">
            <text:p>Deniss Nikiforov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401">
            <text:p>060401</text:p>
          </table:table-cell>
          <table:table-cell table:formula="oooc:=names" office:value-type="string" office:string-value="Astrid Pärn">
            <text:p>Astrid Pärn</text:p>
          </table:table-cell>
          <table:table-cell>
            <office:annotation draw:style-name="gr14" draw:text-style-name="P2" svg:width="4.0705in" svg:height="0.8713in" svg:x="3.0157in" svg:y="2.2614in" draw:caption-point-x="-3.0157in" draw:caption-point-y="-2.2614in">
              <dc:date>2007-06-05T00:00:00</dc:date>
              <text:p text:style-name="P1"><text:span text:style-name="T1">GUI code, OS decrimination when selecting look and feel</text:span></text:p>
              <text:p text:style-name="P1"><text:span text:style-name="T1">Windows paths are used for hibernate mappings – program doesn't start</text:span></text:p>
              <text:p text:style-name="P1"><text:span text:style-name="T1">Program crashes if database is not accessible (even if user doesn't want to access it)</text:span></text:p>
            </office:annotation>
          </table:table-cell>
          <table:table-cell table:number-columns-repeated="2"/>
          <table:table-cell>
            <office:annotation draw:style-name="gr44" draw:text-style-name="P2" svg:width="2.3961in" svg:height="0.8567in" svg:x="5.6831in" svg:y="2.2614in" draw:caption-point-x="-5.6831in" draw:caption-point-y="-2.2614in">
              <dc:date>2007-06-05T00:00:00</dc:date>
              <text:p text:style-name="P1"><text:span text:style-name="T1">Legacy collections are used: Vector</text:span></text:p>
              <text:p text:style-name="P1"><text:span text:style-name="T1">Hibernate, but no relations mapped</text:span></text:p>
              <text:p text:style-name="P1"><text:span text:style-name="T1">Wrong usage of generics Vector&lt;Object&gt; is created from List&lt;Competition&gt;</text:span></text:p>
            </office:annotation>
          </table:table-cell>
          <table:table-cell table:number-columns-repeated="3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32">
            <text:p>020632</text:p>
          </table:table-cell>
          <table:table-cell table:formula="oooc:=names" office:value-type="string" office:string-value="Marek Soobik">
            <text:p>Marek Soobik</text:p>
          </table:table-cell>
          <table:table-cell office:value-type="percentage" office:value="0.95">
            <office:annotation draw:style-name="gr15" draw:text-style-name="P2" svg:width="3.6528in" svg:height="1.4787in" svg:x="3.0157in" svg:y="2.4287in" draw:caption-point-x="-3.0157in" draw:caption-point-y="-2.4287in">
              <dc:date>2007-06-07T00:00:00</dc:date>
              <text:p text:style-name="P1"><text:span text:style-name="T1">Places not displayed correctly (“1” instead of “1-4”)</text:span></text:p>
              <text:p text:style-name="P1"><text:span text:style-name="T1">Weird console interaction – this kind of options are more suitable for command-line arguments</text:span></text:p>
              <text:p text:style-name="P1"><text:span text:style-name="T1">All examples are windows-specific</text:span></text:p>
              <text:p text:style-name="P1"><text:span text:style-name="T1">Unable to name input files “console”, “database”, or “csv”</text:span></text:p>
              <text:p text:style-name="P2"><text:span text:style-name="T1"/></text:p>
            </office:annotation>
            <text:p>95%</text:p>
          </table:table-cell>
          <table:table-cell office:value-type="float" office:value="8">
            <office:annotation draw:style-name="gr25" draw:text-style-name="P2" svg:width="4.6866in" svg:height="1.4898in" svg:x="3.9047in" svg:y="2.4287in" draw:caption-point-x="-3.9047in" draw:caption-point-y="-2.4287in">
              <dc:date>2007-06-06T00:00:00</dc:date>
              <text:p text:style-name="P1"><text:span text:style-name="T1">AthleteResults is Comparable, not null-safe</text:span></text:p>
              <text:p text:style-name="P1"><text:span text:style-name="T1">Event contains EventInfo (enum) and EventCalculator (interface) and contains concrete athlete scores, contains result as int, String, and float</text:span></text:p>
              <text:p text:style-name="P1"><text:span text:style-name="T1">Model is clearly overengineered (too many classes), creation responsibility is not very good</text:span></text:p>
              <text:p text:style-name="P1"><text:span text:style-name="T1">Date of birth is a String</text:span></text:p>
              <text:p text:style-name="P1"><text:span text:style-name="T1">Too many delegation</text:span></text:p>
              <text:p text:style-name="P1"><text:span text:style-name="T1">printResults() method is in the wrong place</text:span></text:p>
            </office:annotation>
            <text:p>8</text:p>
          </table:table-cell>
          <table:table-cell office:value-type="float" office:value="9">
            <office:annotation draw:style-name="gr33" draw:text-style-name="P2" svg:width="3.4524in" svg:height="0.7567in" svg:x="4.7941in" svg:y="2.4287in" draw:caption-point-x="-4.7941in" draw:caption-point-y="-2.4287in">
              <dc:date>2007-06-06T00:00:00</dc:date>
              <text:p text:style-name="P1"><text:span text:style-name="T1">Input and Output interfaces, good abstraction</text:span></text:p>
              <text:p text:style-name="P1"><text:span text:style-name="T1">Overuse of String fields</text:span></text:p>
              <text:p text:style-name="P2"><text:span text:style-name="T1"/></text:p>
            </office:annotation>
            <text:p>9</text:p>
          </table:table-cell>
          <table:table-cell office:value-type="float" office:value="7">
            <office:annotation draw:style-name="gr33" draw:text-style-name="P2" svg:width="2.5531in" svg:height="0.7567in" svg:x="5.6831in" svg:y="2.4287in" draw:caption-point-x="-5.6831in" draw:caption-point-y="-2.4287in">
              <dc:date>2007-06-06T00:00:00</dc:date>
              <text:p text:style-name="P1"><text:span text:style-name="T1">Whiles insted of for or even for-each</text:span></text:p>
              <text:p text:style-name="P1"><text:span text:style-name="T1">Manual XML generation – very fragile</text:span></text:p>
              <text:p text:style-name="P1"><text:span text:style-name="T1">Manual line.separator usage instead of PrintWriter</text:span></text:p>
            </office:annotation>
            <text:p>7</text:p>
          </table:table-cell>
          <table:table-cell office:value-type="float" office:value="6">
            <office:annotation draw:style-name="gr52" draw:text-style-name="P2" svg:width="2.061in" svg:height="0.6728in" svg:x="6.572in" svg:y="2.4287in" draw:caption-point-x="-6.572in" draw:caption-point-y="-2.4287in">
              <dc:date>2007-06-06T00:00:00</dc:date>
              <text:p text:style-name="P1"><text:span text:style-name="T1">Lots of empty catch blocks</text:span></text:p>
            </office:annotation>
            <text:p>6</text:p>
          </table:table-cell>
          <table:table-cell office:value-type="float" office:value="9">
            <office:annotation draw:style-name="gr58" draw:text-style-name="P2" svg:width="2.2382in" svg:height="0.7012in" svg:x="7.461in" svg:y="2.4287in" draw:caption-point-x="-7.461in" draw:caption-point-y="-2.4287in">
              <dc:date>2007-06-07T00:00:00</dc:date>
              <text:p text:style-name="P1"><text:span text:style-name="T1">Interface methods are not documented (contract)</text:span></text:p>
              <text:p text:style-name="P1"><text:span text:style-name="T1">Some javadoc tags missing</text:span></text:p>
              <text:p text:style-name="P1"><text:span text:style-name="T1">Public methods documented</text:span></text:p>
            </office:annotation>
            <text:p>9</text:p>
          </table:table-cell>
          <table:table-cell office:value-type="float" office:value="4">
            <office:annotation draw:style-name="gr63" draw:text-style-name="P2" svg:width="1.6in" svg:height="1.7898in" svg:x="8.35in" svg:y="2.4287in" draw:caption-point-x="-8.35in" draw:caption-point-y="-2.4287in">
              <dc:date>2007-06-07T00:00:00</dc:date>
              <text:p text:style-name="P1"><text:span text:style-name="T1">Some tests fail, other hang</text:span></text:p>
              <text:p text:style-name="P1"><text:span text:style-name="T1">“</text:span><text:span text:style-name="T1">Wrong” naming convention: “Test” should be a suffix</text:span></text:p>
              <text:p text:style-name="P1"><text:span text:style-name="T1">Many test methods are named “testname”</text:span></text:p>
              <text:p text:style-name="P1"><text:span text:style-name="T1">Hardcoded Windows paths (C:\result.csv)</text:span></text:p>
              <text:p text:style-name="P2"><text:span text:style-name="T1"/></text:p>
            </office:annotation>
            <text:p>4</text:p>
          </table:table-cell>
          <table:table-cell table:formula="oooc:=SUM([.D18:.I18])*5/6*[.C18]" office:value-type="float" office:value="34.0416666666667">
            <text:p>3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1774">
            <text:p>981774</text:p>
          </table:table-cell>
          <table:table-cell table:formula="oooc:=names" office:value-type="string" office:string-value="Konstantin Tarletski">
            <text:p>Konstantin Tarletski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2">
            <text:p>030632</text:p>
          </table:table-cell>
          <table:table-cell table:formula="oooc:=names" office:value-type="string" office:string-value="Anton Tšertov">
            <text:p>Anton Tšertov</text:p>
          </table:table-cell>
          <table:table-cell office:value-type="percentage" office:value="0.85">
            <office:annotation draw:style-name="gr13" draw:text-style-name="P2" svg:width="2.2831in" svg:height="0.7083in" svg:x="3.0157in" svg:y="2.7634in" draw:caption-point-x="-3.0157in" draw:caption-point-y="-2.7634in">
              <dc:date>2007-06-04T00:00:00</dc:date>
              <text:p text:style-name="P1"><text:span text:style-name="T1">Bugs in sorting: 10 is after 1 and before 2</text:span></text:p>
              <text:p text:style-name="P1"><text:span text:style-name="T1">Output is not user-friendly</text:span></text:p>
              <text:p text:style-name="P1"><text:span text:style-name="T1">Database loading requires a parameter, but it is not used</text:span></text:p>
              <text:p text:style-name="P1"><text:span text:style-name="T1">Not entering of other parameters crashes the program</text:span></text:p>
              <text:p text:style-name="P1"><text:span text:style-name="T1">Not clear what input from console expects</text:span></text:p>
              <text:p text:style-name="P1"><text:span text:style-name="T1">Lots of commented-out code</text:span></text:p>
            </office:annotation>
            <text:p>85%</text:p>
          </table:table-cell>
          <table:table-cell office:value-type="float" office:value="6">
            <office:annotation draw:style-name="gr26" draw:text-style-name="P2" svg:width="2.2831in" svg:height="0.8567in" svg:x="3.9047in" svg:y="2.7634in" draw:caption-point-x="-3.9047in" draw:caption-point-y="-2.7634in">
              <dc:date>2007-06-04T00:00:00</dc:date>
              <text:p text:style-name="P1"><text:span text:style-name="T1">Bloated Competitor, includes parsing and points calculation</text:span></text:p>
              <text:p text:style-name="P1"><text:span text:style-name="T1">Calculation formula is hardcoded and duplicated</text:span></text:p>
              <text:p text:style-name="P1"><text:span text:style-name="T1">toString() constructs the CSV back</text:span></text:p>
            </office:annotation>
            <text:p>6</text:p>
          </table:table-cell>
          <table:table-cell office:value-type="float" office:value="3">
            <office:annotation draw:style-name="gr34" draw:text-style-name="P2" svg:width="2.2831in" svg:height="0.7083in" svg:x="4.7941in" svg:y="2.7634in" draw:caption-point-x="-4.7941in" draw:caption-point-y="-2.7634in">
              <dc:date>2007-06-04T00:00:00</dc:date>
              <text:p text:style-name="P1"><text:span text:style-name="T1">Short main() method</text:span></text:p>
              <text:p text:style-name="P1"><text:span text:style-name="T1">No abstraction</text:span></text:p>
              <text:p text:style-name="P1"><text:span text:style-name="T1">handleOutput() is called many times in ConsoleHandler</text:span></text:p>
              <text:p text:style-name="P1"><text:span text:style-name="T1">SqlQuery contains too much logic for its name and is used directly in ConsoleHelper</text:span></text:p>
              <text:p text:style-name="P1"><text:span text:style-name="T1">Everything is hardcoded and mixed together in big and ugly ConsoleHandler (even select queries)</text:span></text:p>
            </office:annotation>
            <text:p>3</text:p>
          </table:table-cell>
          <table:table-cell office:value-type="float" office:value="6">
            <office:annotation draw:style-name="gr11" draw:text-style-name="P2" svg:width="2.2831in" svg:height="1.3232in" svg:x="5.6831in" svg:y="2.7634in" draw:caption-point-x="-5.6831in" draw:caption-point-y="-2.7634in">
              <dc:date>2007-06-04T00:00:00</dc:date>
              <text:p text:style-name="P1"><text:span text:style-name="T1">No need to use locales or calendars</text:span></text:p>
              <text:p text:style-name="P1"><text:span text:style-name="T1">Scanner is used for parsing</text:span></text:p>
              <text:p text:style-name="P1"><text:span text:style-name="T1">.equals("") instead of isEmpty()</text:span></text:p>
              <text:p text:style-name="P1"><text:span text:style-name="T1">System.out is wrapped into another PrintStream to fake that the encoding is UTF-8!!! (will not work)</text:span></text:p>
              <text:p text:style-name="P1"><text:span text:style-name="T1">extensive usage of io classes</text:span></text:p>
              <text:p text:style-name="P2"><text:span text:style-name="T1"/></text:p>
            </office:annotation>
            <text:p>6</text:p>
          </table:table-cell>
          <table:table-cell office:value-type="float" office:value="4">
            <office:annotation draw:style-name="gr53" draw:text-style-name="P2" svg:width="1.1413in" svg:height="0.7567in" svg:x="6.572in" svg:y="2.7634in" draw:caption-point-x="-6.572in" draw:caption-point-y="-2.7634in">
              <dc:date>2007-06-04T00:00:00</dc:date>
              <text:p text:style-name="P1"><text:span text:style-name="T1">No proper error handling</text:span></text:p>
              <text:p text:style-name="P1"><text:span text:style-name="T1">e.printStackTrace() is everywhere</text:span></text:p>
            </office:annotation>
            <text:p>4</text:p>
          </table:table-cell>
          <table:table-cell office:value-type="float" office:value="7">
            <office:annotation draw:style-name="gr59" draw:text-style-name="P2" svg:width="2.2831in" svg:height="1.0122in" svg:x="7.461in" svg:y="2.7634in" draw:caption-point-x="-7.461in" draw:caption-point-y="-2.7634in">
              <dc:date>2007-06-04T00:00:00</dc:date>
              <text:p text:style-name="P1"><text:span text:style-name="T1">Public stuff more or less documented</text:span></text:p>
              <text:p text:style-name="P1"><text:span text:style-name="T1">Monster methods in ConsoleHandler are not documented</text:span></text:p>
              <text:p text:style-name="P1"><text:span text:style-name="T1">Lots of commented-out code</text:span></text:p>
            </office:annotation>
            <text:p>7</text:p>
          </table:table-cell>
          <table:table-cell office:value-type="float" office:value="2">
            <office:annotation draw:style-name="gr6" draw:text-style-name="P2" svg:width="2.2831in" svg:height="1.0122in" svg:x="8.35in" svg:y="2.7634in" draw:caption-point-x="-8.35in" draw:caption-point-y="-2.7634in">
              <dc:date>2007-06-04T00:00:00</dc:date>
              <text:p text:style-name="P1"><text:span text:style-name="T1">Are in the wrong place!!!!</text:span></text:p>
              <text:p text:style-name="P1"><text:span text:style-name="T1">OutFileWriterTest fails!!!</text:span></text:p>
              <text:p text:style-name="P1"><text:span text:style-name="T1">System.out and printStackTrace() in test methods mask errors</text:span></text:p>
              <text:p text:style-name="P1"><text:span text:style-name="T1">Monstrous ConsoleHelper is not tested at all</text:span></text:p>
            </office:annotation>
            <text:p>2</text:p>
          </table:table-cell>
          <table:table-cell table:formula="oooc:=SUM([.D20:.I20])*5/6*[.C20]" office:value-type="float" office:value="19.8333333333333">
            <text:p>2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6">
            <text:p>030656</text:p>
          </table:table-cell>
          <table:table-cell table:formula="oooc:=names" office:value-type="string" office:string-value="Märt Viljaste">
            <text:p>Märt Viljaste</text:p>
          </table:table-cell>
          <table:table-cell office:value-type="percentage" office:value="0.85">
            <office:annotation draw:style-name="gr16" draw:text-style-name="P2" svg:width="3.7988in" svg:height="0.7051in" svg:x="3.0157in" svg:y="2.9311in" draw:caption-point-x="-3.0157in" draw:caption-point-y="-2.9311in">
              <dc:date>2007-06-04T00:00:00</dc:date>
              <text:p text:style-name="P1"><text:span text:style-name="T1">Windows paths are hardcoded (what a shame!)</text:span></text:p>
              <text:p text:style-name="P1"><text:span text:style-name="T1">Not cross-platform code – file reading is broken on non-windows platforms</text:span></text:p>
              <text:p text:style-name="P1"><text:span text:style-name="T1">Athletes with same number of points are not handled at all</text:span></text:p>
              <text:p text:style-name="P1"><text:span text:style-name="T1">Console output is not user-friendly</text:span></text:p>
            </office:annotation>
            <text:p>85%</text:p>
          </table:table-cell>
          <table:table-cell office:value-type="float" office:value="7">
            <office:annotation draw:style-name="gr11" draw:text-style-name="P2" svg:width="2.6276in" svg:height="1.1677in" svg:x="3.9047in" svg:y="2.9311in" draw:caption-point-x="-3.9047in" draw:caption-point-y="-2.9311in">
              <dc:date>2007-06-04T00:00:00</dc:date>
              <text:p text:style-name="P1"><text:span text:style-name="T1">Participant is Comparable, not null-safe</text:span></text:p>
              <text:p text:style-name="P1"><text:span text:style-name="T1">Participant includes value parsing logic (but not too CSV specific) and points calculation</text:span></text:p>
              <text:p text:style-name="P1"><text:span text:style-name="T1">Competition stores numberOfParticipants and list of them separately</text:span></text:p>
              <text:p text:style-name="P2"><text:span text:style-name="T1"/></text:p>
            </office:annotation>
            <text:p>7</text:p>
          </table:table-cell>
          <table:table-cell office:value-type="float" office:value="2">
            <office:annotation draw:style-name="gr35" draw:text-style-name="P2" svg:width="3.0343in" svg:height="1.0122in" svg:x="4.7941in" svg:y="2.9311in" draw:caption-point-x="-4.7941in" draw:caption-point-y="-2.9311in">
              <dc:date>2007-06-04T00:00:00</dc:date>
              <text:p text:style-name="P1"><text:span text:style-name="T1">Code duplication</text:span></text:p>
              <text:p text:style-name="P1"><text:span text:style-name="T1">Overuse of static methods</text:span></text:p>
              <text:p text:style-name="P1"><text:span text:style-name="T1">Spaghetti and ugly hardcoding in Reader and Writer</text:span></text:p>
              <text:p text:style-name="P1"><text:span text:style-name="T1">static-method-based utility classes, no OOP, no abstraction</text:span></text:p>
            </office:annotation>
            <text:p>2</text:p>
          </table:table-cell>
          <table:table-cell office:value-type="float" office:value="5">
            <office:annotation draw:style-name="gr31" draw:text-style-name="P2" svg:width="3.222in" svg:height="1.3232in" svg:x="5.6831in" svg:y="2.9311in" draw:caption-point-x="-5.6831in" draw:caption-point-y="-2.9311in">
              <dc:date>2007-06-04T00:00:00</dc:date>
              <text:p text:style-name="P1"><text:span text:style-name="T1">Scanner is used for input</text:span></text:p>
              <text:p text:style-name="P1"><text:span text:style-name="T1">Enums are used, but not iterated where needed</text:span></text:p>
              <text:p text:style-name="P1"><text:span text:style-name="T1">Time parsing with array of simpleDateFormats and calendar is an overkill</text:span></text:p>
              <text:p text:style-name="P1"><text:span text:style-name="T1">Each adding of participants resorts them (very inefficient)</text:span></text:p>
              <text:p text:style-name="P1"><text:span text:style-name="T1">File reading is not cross-platform</text:span></text:p>
              <text:p text:style-name="P1"><text:span text:style-name="T1">Easily breakable manual XML generation</text:span></text:p>
            </office:annotation>
            <text:p>5</text:p>
          </table:table-cell>
          <table:table-cell office:value-type="float" office:value="4">
            <office:annotation draw:style-name="gr54" draw:text-style-name="P2" svg:width="3.2319in" svg:height="0.7992in" svg:x="6.572in" svg:y="2.9311in" draw:caption-point-x="-6.572in" draw:caption-point-y="-2.9311in">
              <dc:date>2007-06-04T00:00:00</dc:date>
              <text:p text:style-name="P1"><text:span text:style-name="T1">No clear separation</text:span></text:p>
              <text:p text:style-name="P1"><text:span text:style-name="T1">e.printStackTrace everywhere</text:span></text:p>
              <text:p text:style-name="P1"><text:span text:style-name="T1">Multiple identical (probably generated) catch blocks</text:span>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office:annotation draw:style-name="gr64" draw:text-style-name="P2" svg:width="1.5059in" svg:height="2.1008in" svg:x="8.35in" svg:y="2.9311in" draw:caption-point-x="-8.35in" draw:caption-point-y="-2.9311in">
              <dc:date>2007-06-04T00:00:00</dc:date>
              <text:p text:style-name="P1"><text:span text:style-name="T1">Tests were in a wrong package (breaking compilation for other students)</text:span></text:p>
              <text:p text:style-name="P1"><text:span text:style-name="T1">Very low coverage – monstrous Reader and Writer are not tested</text:span></text:p>
              <text:p text:style-name="P1"><text:span text:style-name="T1">TestParticipant fails</text:span></text:p>
            </office:annotation>
            <text:p>2</text:p>
          </table:table-cell>
          <table:table-cell table:formula="oooc:=SUM([.D21:.I21])*5/6*[.C21]" office:value-type="float" office:value="19.125">
            <text:p>1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657">
            <text:p>050657</text:p>
          </table:table-cell>
          <table:table-cell table:formula="oooc:=names" office:value-type="string" office:string-value="Boriss Šelajev">
            <text:p>Boriss Šelajev</text:p>
          </table:table-cell>
          <table:table-cell office:value-type="percentage" office:value="0">
            <office:annotation draw:style-name="gr17" draw:text-style-name="P2" svg:width="3.8929in" svg:height="0.5476in" svg:x="3.0157in" svg:y="3.0984in" draw:caption-point-x="-3.0157in" draw:caption-point-y="-3.0984in">
              <dc:date>2007-06-07T00:00:00</dc:date>
              <text:p text:style-name="P1"><text:span text:style-name="T1">GUI application</text:span></text:p>
              <text:p text:style-name="P1"><text:span text:style-name="T1">Asks for extra data, not user-friendly</text:span></text:p>
              <text:p text:style-name="P1"><text:span text:style-name="T1">Crashes, doesn't work</text:span></text:p>
            </office:annotation>
            <text:p>0%</text:p>
          </table:table-cell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48">
            <text:p>020648</text:p>
          </table:table-cell>
          <table:table-cell table:formula="oooc:=names" office:value-type="string" office:string-value="Maire Õitsmets">
            <text:p>Maire Õitsmets</text:p>
          </table:table-cell>
          <table:table-cell/>
          <table:table-cell table:number-columns-repeated="6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-">
            <text:p>-</text:p>
          </table:table-cell>
          <table:table-cell table:formula="oooc:=names" office:value-type="string" office:string-value="-">
            <text:p>-</text:p>
          </table:table-cell>
          <table:table-cell/>
          <table:table-cell table:number-columns-repeated="6"/>
          <table:table-cell table:formula="oooc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87">
            <text:p>010687</text:p>
          </table:table-cell>
          <table:table-cell table:formula="oooc:=names" office:value-type="string" office:string-value="Martin Laugen (050210)">
            <text:p>Martin Laugen (050210)</text:p>
          </table:table-cell>
          <table:table-cell/>
          <table:table-cell table:number-columns-repeated="6"/>
          <table:table-cell table:formula="oooc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767">
            <text:p>011767</text:p>
          </table:table-cell>
          <table:table-cell table:formula="oooc:=names" office:value-type="string" office:string-value="Taavi Sildeberg">
            <text:p>Taavi Sildeberg</text:p>
          </table:table-cell>
          <table:table-cell/>
          <table:table-cell table:number-columns-repeated="6"/>
          <table:table-cell table:formula="oooc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7"/>
        <table:named-range table:name="names" table:base-cell-address="$Totals.$B$38" table:cell-range-address="$Totals.$B$2:.$B$37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date-style style:name="N109">
      <number:day number:style="long"/>
      <number:text>/</number:text>
      <number:month number:style="long"/>
      <number:text>/</number:text>
      <number:year number:style="long"/>
    </number:date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0">06/10/2007</text:date>, <text:time>00:3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nton</meta:initial-creator>
    <meta:creation-date>2007-05-27T21:27:51</meta:creation-date>
    <dc:creator>Anton Keks</dc:creator>
    <dc:date>2007-06-10T00:31:28</dc:date>
    <dc:language>en-US</dc:language>
    <meta:editing-cycles>100</meta:editing-cycles>
    <meta:editing-duration>P2DT14H49M56S</meta:editing-duration>
    <meta:user-defined meta:name="Info 1"/>
    <meta:user-defined meta:name="Info 2"/>
    <meta:user-defined meta:name="Info 3"/>
    <meta:user-defined meta:name="Info 4"/>
    <meta:document-statistic meta:table-count="2" meta:cell-count="392"/>
  </office:meta>
</office:document-meta>
</file>